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chin" svg:font-family="Cochin"/>
    <style:font-face style:name="OpenSymbol1" svg:font-family="OpenSymbol"/>
    <style:font-face style:name="OpenSymbol" svg:font-family="OpenSymbol, 'Arial Unicode MS'"/>
    <style:font-face style:name="Courier-Bold" svg:font-family="Courier-Bold" style:font-family-generic="modern"/>
    <style:font-face style:name="Courier-BoldOblique" svg:font-family="Courier-BoldOblique" style:font-family-generic="modern"/>
    <style:font-face style:name="Courier-Oblique" svg:font-family="Courier-Oblique" style:font-family-generic="modern"/>
    <style:font-face style:name="Times New Roman" svg:font-family="'Times New Roman'" style:font-family-generic="roman"/>
    <style:font-face style:name="TimesNewRomanPSMT" svg:font-family="TimesNewRomanPSMT" style:font-family-generic="roman"/>
    <style:font-face style:name="Courier" svg:font-family="Courier, '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office:font-face-decls>
  <office:automatic-styles>
    <style:style style:name="Table1" style:family="table" style:master-page-name="Standard">
      <style:table-properties style:width="6.15in" fo:margin-left="-0.075in" style:page-number="auto" table:align="left" style:writing-mode="lr-tb"/>
    </style:style>
    <style:style style:name="Table1.A" style:family="table-column">
      <style:table-column-properties style:column-width="3.15in"/>
    </style:style>
    <style:style style:name="Table1.B" style:family="table-column">
      <style:table-column-properties style:column-width="3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Standard">
      <style:paragraph-properties fo:text-align="end"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 style:family="paragraph" style:parent-style-name="Standard">
      <style:paragraph-properties fo:line-height="120%">
        <style:tab-stops>
          <style:tab-stop style:position="0.5in"/>
        </style:tab-stops>
      </style:paragraph-properties>
      <style:text-properties fo:color="#262626" style:font-name="Times New Roman1"/>
    </style:style>
    <style:style style:name="P4" style:family="paragraph" style:parent-style-name="Standard">
      <style:paragraph-properties fo:line-height="120%">
        <style:tab-stops>
          <style:tab-stop style:position="1in"/>
          <style:tab-stop style:position="1.5in"/>
        </style:tab-stops>
      </style:paragraph-properties>
      <style:text-properties fo:color="#262626" style:font-name="Times New Roman1" fo:font-size="14pt" fo:font-weight="bold" style:font-name-asian="Courier-Bold" style:font-size-asian="14pt" style:font-weight-asian="bold" style:font-name-complex="Courier-Bold" style:font-weight-complex="bold"/>
    </style:style>
    <style:style style:name="P5" style:family="paragraph" style:parent-style-name="Standard">
      <style:text-properties style:font-name="Times New Roman1"/>
    </style:style>
    <style:style style:name="P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style:style>
    <style:style style:name="P7" style:family="paragraph" style:parent-style-name="Standard">
      <style:paragraph-properties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style:style>
    <style:style style:name="P8" style:family="paragraph" style:parent-style-name="Standard">
      <style:paragraph-properties fo:line-height="12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4pt" fo:font-weight="bold" style:font-name-asian="TimesNewRomanPSMT" style:font-size-asian="14pt" style:font-weight-asian="bold" style:font-name-complex="TimesNewRomanPSMT" style:font-weight-complex="bold"/>
    </style:style>
    <style:style style:name="P9" style:family="paragraph" style:parent-style-name="Standard">
      <style:paragraph-properties fo:line-height="120%">
        <style:tab-stops>
          <style:tab-stop style:position="1in"/>
          <style:tab-stop style:position="1.5in"/>
        </style:tab-stops>
      </style:paragraph-properties>
      <style:text-properties style:font-name="Times New Roman1" fo:font-size="14pt" fo:font-weight="bold" style:font-name-asian="TimesNewRomanPSMT" style:font-size-asian="14pt" style:font-weight-asian="bold" style:font-name-complex="TimesNewRomanPSMT" style:font-weight-complex="bold"/>
    </style:style>
    <style:style style:name="P10" style:family="paragraph" style:parent-style-name="Standard">
      <style:paragraph-properties fo:line-height="120%">
        <style:tab-stops>
          <style:tab-stop style:position="1in"/>
          <style:tab-stop style:position="1.5in"/>
        </style:tab-stops>
      </style:paragraph-properties>
      <style:text-properties style:font-name="Times New Roman1" style:font-name-asian="TimesNewRomanPSMT" style:font-name-complex="TimesNewRomanPSMT"/>
    </style:style>
    <style:style style:name="P11" style:family="paragraph" style:parent-style-name="Standard">
      <style:paragraph-properties fo:line-height="12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style:style>
    <style:style style:name="P12" style:family="paragraph" style:parent-style-name="Standard">
      <style:paragraph-properties fo:line-height="120%">
        <style:tab-stops>
          <style:tab-stop style:position="1in"/>
          <style:tab-stop style:position="1.5in"/>
        </style:tab-stops>
      </style:paragraph-properties>
      <style:text-properties style:font-name="Times New Roman1"/>
    </style:style>
    <style:style style:name="P13" style:family="paragraph" style:parent-style-name="Standard">
      <style:paragraph-properties fo:line-height="120%">
        <style:tab-stops>
          <style:tab-stop style:position="0.5in"/>
        </style:tab-stops>
      </style:paragraph-properties>
      <style:text-properties style:font-name="Times New Roman1"/>
    </style:style>
    <style:style style:name="P14" style:family="paragraph" style:parent-style-name="Standard">
      <style:paragraph-properties fo:line-height="120%"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style:style>
    <style:style style:name="P15" style:family="paragraph" style:parent-style-name="Standard">
      <style:paragraph-properties fo:line-height="120%">
        <style:tab-stops>
          <style:tab-stop style:position="0.5in"/>
          <style:tab-stop style:position="1in"/>
          <style:tab-stop style:position="1.5in"/>
        </style:tab-stops>
      </style:paragraph-properties>
      <style:text-properties style:font-name="Times New Roman1"/>
    </style:style>
    <style:style style:name="P16" style:family="paragraph" style:parent-style-name="Standard">
      <style:paragraph-properties fo:line-height="120%">
        <style:tab-stops>
          <style:tab-stop style:position="1in"/>
          <style:tab-stop style:position="1.5in"/>
        </style:tab-stops>
      </style:paragraph-properties>
      <style:text-properties style:font-name="Times New Roman1" fo:font-weight="bold" style:font-name-asian="Courier-Bold" style:font-weight-asian="bold" style:font-name-complex="Courier-Bold" style:font-weight-complex="bold"/>
    </style:style>
    <style:style style:name="P17" style:family="paragraph" style:parent-style-name="Standard">
      <style:paragraph-properties fo:line-height="12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6pt" fo:font-weight="bold" style:letter-kerning="true" style:font-name-asian="Courier-Bold" style:font-size-asian="16pt" style:font-weight-asian="bold" style:font-name-complex="Courier-Bold" style:font-weight-complex="bold"/>
    </style:style>
    <style:style style:name="P18" style:family="paragraph" style:parent-style-name="Standard">
      <style:paragraph-properties fo:line-height="12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6pt" fo:font-weight="bold" style:font-name-asian="Courier-Bold" style:font-size-asian="16pt" style:font-weight-asian="bold" style:font-name-complex="Courier-Bold" style:font-weight-complex="bold"/>
    </style:style>
    <style:style style:name="P19" style:family="paragraph" style:parent-style-name="Standard">
      <style:paragraph-properties fo:line-height="12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2pt" fo:font-weight="normal" style:font-name-asian="Courier-Bold" style:font-size-asian="12pt" style:font-weight-asian="normal" style:font-name-complex="Courier-Bold" style:font-size-complex="12pt" style:font-weight-complex="normal"/>
    </style:style>
    <style:style style:name="P20" style:family="paragraph" style:parent-style-name="Standard">
      <style:paragraph-properties fo:line-height="120%">
        <style:tab-stops>
          <style:tab-stop style:position="0.5in"/>
        </style:tab-stops>
      </style:paragraph-properties>
    </style:style>
    <style:style style:name="P21" style:family="paragraph" style:parent-style-name="Standard">
      <style:paragraph-properties fo:margin-left="0in" fo:margin-right="0in" fo:line-height="120%" fo:text-indent="0.5in" style:auto-text-indent="false">
        <style:tab-stops>
          <style:tab-stop style:position="1in"/>
          <style:tab-stop style:position="1.5in"/>
        </style:tab-stops>
      </style:paragraph-properties>
    </style:style>
    <style:style style:name="P22" style:family="paragraph" style:parent-style-name="Standard">
      <style:paragraph-properties fo:margin-left="0in" fo:margin-right="0in" fo:line-height="120%" fo:text-indent="0.5in" style:auto-text-indent="false">
        <style:tab-stops>
          <style:tab-stop style:position="1in"/>
          <style:tab-stop style:position="1.5in"/>
        </style:tab-stops>
      </style:paragraph-properties>
      <style:text-properties fo:color="#262626" style:font-name="Times New Roman1" fo:font-weight="bold" style:font-name-asian="Courier-Bold" style:font-weight-asian="bold" style:font-name-complex="Courier-Bold" style:font-weight-complex="bold"/>
    </style:style>
    <style:style style:name="P23" style:family="paragraph" style:parent-style-name="Standard">
      <style:paragraph-properties fo:margin-left="0in" fo:margin-right="0in" fo:line-height="120%" fo:text-indent="0.5in" style:auto-text-indent="false"/>
      <style:text-properties fo:color="#262626" style:font-name="Times New Roman1"/>
    </style:style>
    <style:style style:name="P24" style:family="paragraph" style:parent-style-name="Standard">
      <style:paragraph-properties fo:margin-left="0in" fo:margin-right="0in" fo:line-height="120%" fo:text-indent="0.5in" style:auto-text-indent="false">
        <style:tab-stops>
          <style:tab-stop style:position="1in"/>
          <style:tab-stop style:position="1.5in"/>
        </style:tab-stops>
      </style:paragraph-properties>
      <style:text-properties fo:color="#262626" style:font-name="Times New Roman1"/>
    </style:style>
    <style:style style:name="P25" style:family="paragraph" style:parent-style-name="Standard">
      <style:paragraph-properties fo:margin-left="0in" fo:margin-right="0in" fo:line-height="120%" fo:text-indent="0.5in" style:auto-text-indent="false">
        <style:tab-stops>
          <style:tab-stop style:position="0.5in"/>
        </style:tab-stops>
      </style:paragraph-properties>
      <style:text-properties fo:color="#262626" style:font-name="Times New Roman1"/>
    </style:style>
    <style:style style:name="P26" style:family="paragraph" style:parent-style-name="Standard">
      <style:paragraph-properties fo:margin-left="0in" fo:margin-right="0in" fo:line-height="120%" fo:text-indent="0.5in" style:auto-text-indent="false">
        <style:tab-stops>
          <style:tab-stop style:position="1in"/>
          <style:tab-stop style:position="1.5in"/>
        </style:tab-stops>
      </style:paragraph-properties>
      <style:text-properties fo:color="#262626" style:font-name="Times New Roman1" fo:language="zxx" fo:country="none" style:text-underline-style="none" style:language-asian="zxx" style:country-asian="none"/>
    </style:style>
    <style:style style:name="P27" style:family="paragraph" style:parent-style-name="Standard">
      <style:paragraph-properties fo:margin-left="0in" fo:margin-right="0in" fo:line-height="120%" fo:text-indent="0.5in" style:auto-text-indent="false">
        <style:tab-stops>
          <style:tab-stop style:position="1in"/>
          <style:tab-stop style:position="1.5in"/>
        </style:tab-stops>
      </style:paragraph-properties>
      <style:text-properties style:font-name="Times New Roman1"/>
    </style:style>
    <style:style style:name="P28" style:family="paragraph" style:parent-style-name="Standard">
      <style:paragraph-properties fo:margin-left="0in" fo:margin-right="0in" fo:line-height="120%" fo:text-indent="0.5in" style:auto-text-indent="false">
        <style:tab-stops>
          <style:tab-stop style:position="1in"/>
          <style:tab-stop style:position="1.5in"/>
        </style:tab-stops>
      </style:paragraph-properties>
      <style:text-properties style:font-name="Times New Roman1" fo:font-size="14pt" style:font-name-asian="TimesNewRomanPSMT" style:font-size-asian="14pt" style:font-name-complex="TimesNewRomanPSMT"/>
    </style:style>
    <style:style style:name="P29" style:family="paragraph" style:parent-style-name="Standard">
      <style:paragraph-properties fo:margin-left="0in" fo:margin-right="0in" fo:line-height="200%" fo:text-indent="0.5in" style:auto-text-indent="false">
        <style:tab-stops>
          <style:tab-stop style:position="1in"/>
          <style:tab-stop style:position="1.5in"/>
        </style:tab-stops>
      </style:paragraph-properties>
      <style:text-properties style:font-name="Times New Roman1"/>
    </style:style>
    <style:style style:name="P30" style:family="paragraph" style:parent-style-name="Standard">
      <style:paragraph-properties fo:margin-left="0in" fo:margin-right="0in" fo:line-height="120%" fo:text-indent="0.5in" style:auto-text-indent="false">
        <style:tab-stops>
          <style:tab-stop style:position="1in"/>
          <style:tab-stop style:position="1.5in"/>
        </style:tab-stops>
      </style:paragraph-properties>
      <style:text-properties style:font-name="Times New Roman1" fo:font-weight="bold" style:font-name-asian="Courier-Bold" style:font-weight-asian="bold" style:font-name-complex="Courier-Bold" style:font-weight-complex="bold"/>
    </style:style>
    <style:style style:name="P31" style:family="paragraph" style:parent-style-name="Standard">
      <style:paragraph-properties fo:margin-left="0in" fo:margin-right="0in" fo:line-height="120%" fo:text-indent="0.5in" style:auto-text-indent="false">
        <style:tab-stops>
          <style:tab-stop style:position="1in"/>
          <style:tab-stop style:position="1.5in"/>
        </style:tab-stops>
      </style:paragraph-properties>
      <style:text-properties style:font-name="Times New Roman1" fo:font-size="12pt" style:font-name-asian="TimesNewRomanPSMT" style:font-size-asian="12pt" style:font-name-complex="TimesNewRomanPSMT" style:font-size-complex="12pt"/>
    </style:style>
    <style:style style:name="P32" style:family="paragraph" style:parent-style-name="Standard">
      <style:paragraph-properties fo:margin-left="0in" fo:margin-right="0in" fo:line-height="120%" fo:text-indent="0.5in" style:auto-text-indent="false">
        <style:tab-stops>
          <style:tab-stop style:position="1in"/>
          <style:tab-stop style:position="1.5in"/>
        </style:tab-stops>
      </style:paragraph-properties>
      <style:text-properties style:font-name="Times New Roman1" fo:font-style="italic" style:font-name-asian="Courier-Oblique" style:font-style-asian="italic" style:font-name-complex="Courier-Oblique" style:font-style-complex="italic"/>
    </style:style>
    <style:style style:name="P33" style:family="paragraph" style:parent-style-name="Standard">
      <style:paragraph-properties fo:margin-left="0.5in" fo:margin-right="0in" fo:line-height="120%" fo:text-indent="-0.3472in" style:auto-text-indent="false">
        <style:tab-stops>
          <style:tab-stop style:position="-0.3472in"/>
          <style:tab-stop style:position="0in"/>
        </style:tab-stops>
      </style:paragraph-properties>
    </style:style>
    <style:style style:name="P34" style:family="paragraph" style:parent-style-name="Standard">
      <style:paragraph-properties fo:margin-left="0.5in" fo:margin-right="0in" fo:line-height="120%" fo:text-indent="-0.3472in" style:auto-text-indent="false">
        <style:tab-stops>
          <style:tab-stop style:position="-0.3472in"/>
          <style:tab-stop style:position="0in"/>
        </style:tab-stops>
      </style:paragraph-properties>
      <style:text-properties fo:color="#262626" style:font-name="Times New Roman1" fo:font-weight="bold" style:font-name-asian="Courier-Bold" style:font-weight-asian="bold" style:font-name-complex="Courier-Bold" style:font-weight-complex="bold"/>
    </style:style>
    <style:style style:name="P35" style:family="paragraph" style:parent-style-name="Standard">
      <style:paragraph-properties fo:margin-left="0.5in" fo:margin-right="0in" fo:line-height="120%" fo:text-indent="-0.3472in" style:auto-text-indent="false">
        <style:tab-stops>
          <style:tab-stop style:position="-0.3472in"/>
          <style:tab-stop style:position="0in"/>
        </style:tab-stops>
      </style:paragraph-properties>
      <style:text-properties style:font-name="Times New Roman1" style:letter-kerning="true"/>
    </style:style>
    <style:style style:name="P36" style:family="paragraph" style:parent-style-name="Standard">
      <style:paragraph-properties fo:margin-left="0.5in" fo:margin-right="0in" fo:line-height="120%" fo:text-indent="-0.3472in" style:auto-text-indent="false">
        <style:tab-stops>
          <style:tab-stop style:position="-0.3472in"/>
          <style:tab-stop style:position="0in"/>
        </style:tab-stops>
      </style:paragraph-properties>
      <style:text-properties style:font-name="Times New Roman1"/>
    </style:style>
    <style:style style:name="P37" style:family="paragraph" style:parent-style-name="Standard">
      <style:paragraph-properties fo:margin-left="0.5in" fo:margin-right="0in" fo:line-height="120%" fo:text-indent="-0.3472in" style:auto-text-indent="false">
        <style:tab-stops>
          <style:tab-stop style:position="-0.3472in"/>
          <style:tab-stop style:position="0in"/>
        </style:tab-stops>
      </style:paragraph-properties>
      <style:text-properties style:font-name="Times New Roman1" fo:font-weight="bold" style:font-name-asian="Courier-Bold" style:font-weight-asian="bold" style:font-name-complex="Courier-Bold" style:font-weight-complex="bold"/>
    </style:style>
    <style:style style:name="P38" style:family="paragraph" style:parent-style-name="Standard">
      <style:paragraph-properties fo:margin-left="0in" fo:margin-right="0in" fo:line-height="120%" fo:text-indent="0in" style:auto-text-indent="false">
        <style:tab-stops>
          <style:tab-stop style:position="1in"/>
          <style:tab-stop style:position="1.5in"/>
        </style:tab-stops>
      </style:paragraph-properties>
      <style:text-properties style:font-name="TimesNewRomanPSMT"/>
    </style:style>
    <style:style style:name="P39" style:family="paragraph" style:parent-style-name="Standard">
      <style:paragraph-properties fo:margin-left="0in" fo:margin-right="0in" fo:line-height="120%" fo:text-indent="0in" style:auto-text-indent="false">
        <style:tab-stops>
          <style:tab-stop style:position="1in"/>
          <style:tab-stop style:position="1.5in"/>
        </style:tab-stops>
      </style:paragraph-properties>
      <style:text-properties fo:color="#262626" style:font-name="Times New Roman1" fo:font-weight="bold" style:font-name-asian="Courier-Bold" style:font-weight-asian="bold" style:font-name-complex="Courier-Bold" style:font-weight-complex="bold"/>
    </style:style>
    <style:style style:name="P40" style:family="paragraph" style:parent-style-name="Standard">
      <style:paragraph-properties fo:margin-left="0in" fo:margin-right="0in" fo:line-height="120%" fo:text-indent="0in" style:auto-text-indent="false">
        <style:tab-stops>
          <style:tab-stop style:position="1in"/>
          <style:tab-stop style:position="1.5in"/>
        </style:tab-stops>
      </style:paragraph-properties>
      <style:text-properties style:font-name="Times New Roman1" fo:font-weight="bold" style:font-name-asian="Courier-Bold" style:font-weight-asian="bold" style:font-name-complex="Courier-Bold" style:font-weight-complex="bold"/>
    </style:style>
    <style:style style:name="P41" style:family="paragraph" style:parent-style-name="Standard">
      <style:paragraph-properties fo:margin-left="0in" fo:margin-right="0in" fo:line-height="120%" fo:text-indent="0in" style:auto-text-indent="false">
        <style:tab-stops>
          <style:tab-stop style:position="1in"/>
          <style:tab-stop style:position="1.5in"/>
        </style:tab-stops>
      </style:paragraph-properties>
      <style:text-properties style:font-name="Times New Roman1" fo:font-size="14pt" fo:font-weight="bold" style:font-name-asian="Courier-Bold" style:font-size-asian="14pt" style:font-weight-asian="bold" style:font-name-complex="Courier-Bold" style:font-weight-complex="bold"/>
    </style:style>
    <style:style style:name="P42" style:family="paragraph" style:parent-style-name="Standard">
      <style:paragraph-properties fo:margin-left="0in" fo:margin-right="0in" fo:line-height="120%" fo:text-indent="0in" style:auto-text-indent="false">
        <style:tab-stops>
          <style:tab-stop style:position="1in"/>
          <style:tab-stop style:position="1.5in"/>
        </style:tab-stops>
      </style:paragraph-properties>
      <style:text-properties style:font-name="Times New Roman1"/>
    </style:style>
    <style:style style:name="P43" style:family="paragraph" style:parent-style-name="Standard">
      <style:paragraph-properties fo:margin-left="0in" fo:margin-right="0in" fo:line-height="120%" fo:text-indent="0in" style:auto-text-indent="false" fo:break-before="page">
        <style:tab-stops>
          <style:tab-stop style:position="1in"/>
          <style:tab-stop style:position="1.5in"/>
        </style:tab-stops>
      </style:paragraph-properties>
      <style:text-properties fo:color="#262626" style:font-name="Times New Roman1" fo:font-weight="bold" style:font-name-asian="Courier-Bold" style:font-weight-asian="bold" style:font-name-complex="Courier-Bold" style:font-weight-complex="bold"/>
    </style:style>
    <style:style style:name="P44" style:family="paragraph" style:parent-style-name="Standard">
      <style:paragraph-properties fo:margin-left="0in" fo:margin-right="0in" fo:line-height="120%" fo:text-align="center" style:justify-single-word="false" fo:text-indent="0.25in" style:auto-text-indent="false">
        <style:tab-stops>
          <style:tab-stop style:position="0.5in"/>
          <style:tab-stop style:position="1in"/>
          <style:tab-stop style:position="1.5in"/>
          <style:tab-stop style:position="2in"/>
          <style:tab-stop style:position="2.5in"/>
          <style:tab-stop style:position="3in"/>
        </style:tab-stops>
      </style:paragraph-properties>
      <style:text-properties style:font-name="Times New Roman1" fo:font-size="24pt" style:font-name-asian="Cochin" style:font-size-asian="24pt" style:font-name-complex="Cochin"/>
    </style:style>
    <style:style style:name="P45" style:family="paragraph" style:parent-style-name="Standard">
      <style:paragraph-properties fo:break-before="pag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style:style>
    <style:style style:name="P46" style:family="paragraph" style:parent-style-name="Standard">
      <style:paragraph-properties fo:line-height="120%" fo:break-before="pag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6pt" fo:font-weight="bold" style:letter-kerning="true" style:font-name-asian="Courier-Bold" style:font-size-asian="16pt" style:font-weight-asian="bold" style:font-name-complex="Courier-Bold" style:font-weight-complex="bold"/>
    </style:style>
    <style:style style:name="P47" style:family="paragraph" style:parent-style-name="Standard">
      <style:paragraph-properties fo:line-height="120%" fo:break-before="page">
        <style:tab-stops>
          <style:tab-stop style:position="1in"/>
          <style:tab-stop style:position="1.5in"/>
        </style:tab-stops>
      </style:paragraph-properties>
      <style:text-properties fo:color="#262626" style:font-name="Times New Roman1" fo:font-size="14pt" fo:font-weight="bold" style:font-name-asian="Courier-Bold" style:font-size-asian="14pt" style:font-weight-asian="bold" style:font-name-complex="Courier-Bold" style:font-weight-complex="bold"/>
    </style:style>
    <style:style style:name="P48" style:family="paragraph" style:parent-style-name="Standard">
      <style:paragraph-properties fo:margin-left="0.5in" fo:margin-right="0in" fo:line-height="120%" fo:text-indent="-0.5in" style:auto-text-indent="false">
        <style:tab-stops>
          <style:tab-stop style:position="-0.3472in"/>
          <style:tab-stop style:position="0in"/>
        </style:tab-stops>
      </style:paragraph-properties>
      <style:text-properties style:font-name="Times New Roman1"/>
    </style:style>
    <style:style style:name="P49" style:family="paragraph" style:parent-style-name="Standard">
      <style:paragraph-properties fo:margin-left="0in" fo:margin-right="0in" fo:line-height="120%" fo:text-indent="0.5in" style:auto-text-indent="false">
        <style:tab-stops>
          <style:tab-stop style:position="1in"/>
          <style:tab-stop style:position="1.5in"/>
        </style:tab-stops>
      </style:paragraph-properties>
      <style:text-properties style:font-name="Times New Roman1" style:font-name-asian="TimesNewRomanPSMT" style:font-name-complex="TimesNewRomanPSMT"/>
    </style:style>
    <style:style style:name="P50" style:family="paragraph" style:parent-style-name="Standard">
      <style:paragraph-properties fo:margin-left="0in" fo:margin-right="0in" fo:line-height="120%" fo:text-indent="0.5in" style:auto-text-indent="false">
        <style:tab-stops>
          <style:tab-stop style:position="1in"/>
          <style:tab-stop style:position="1.5in"/>
        </style:tab-stops>
      </style:paragraph-properties>
      <style:text-properties style:font-name="Times New Roman1" fo:font-size="14pt" fo:font-weight="normal" style:font-name-asian="TimesNewRomanPSMT" style:font-size-asian="14pt" style:font-weight-asian="normal" style:font-name-complex="TimesNewRomanPSMT" style:font-weight-complex="normal"/>
    </style:style>
    <style:style style:name="P51" style:family="paragraph" style:parent-style-name="Standard">
      <style:paragraph-properties fo:margin-left="0in" fo:margin-right="0in" fo:line-height="120%" fo:text-indent="0.5in" style:auto-text-indent="false">
        <style:tab-stops>
          <style:tab-stop style:position="1in"/>
          <style:tab-stop style:position="1.5in"/>
        </style:tab-stops>
      </style:paragraph-properties>
      <style:text-properties style:font-name="Times New Roman1" fo:font-size="14pt" fo:font-weight="bold" style:font-name-asian="TimesNewRomanPSMT" style:font-size-asian="14pt" style:font-weight-asian="bold" style:font-name-complex="TimesNewRomanPSMT" style:font-weight-complex="bold"/>
    </style:style>
    <style:style style:name="P52" style:family="paragraph" style:parent-style-name="Standard">
      <style:paragraph-properties fo:line-height="120%">
        <style:tab-stops>
          <style:tab-stop style:position="1in"/>
          <style:tab-stop style:position="1.5in"/>
        </style:tab-stops>
      </style:paragraph-properties>
      <style:text-properties style:font-name="Times New Roman1" fo:font-size="14pt" fo:font-weight="bold" style:font-name-asian="TimesNewRomanPSMT" style:font-size-asian="14pt" style:font-weight-asian="bold" style:font-name-complex="TimesNewRomanPSMT" style:font-weight-complex="bold"/>
    </style:style>
    <style:style style:name="P53" style:family="paragraph" style:parent-style-name="Standard" style:list-style-name="L1">
      <style:paragraph-properties fo:line-height="120%">
        <style:tab-stops>
          <style:tab-stop style:position="1in"/>
          <style:tab-stop style:position="1.5in"/>
        </style:tab-stops>
      </style:paragraph-properties>
      <style:text-properties style:font-name="Times New Roman1" fo:font-size="14pt" fo:font-weight="normal" style:font-name-asian="TimesNewRomanPSMT" style:font-size-asian="14pt" style:font-weight-asian="normal" style:font-name-complex="TimesNewRomanPSMT" style:font-weight-complex="normal"/>
    </style:style>
    <style:style style:name="P54" style:family="paragraph" style:parent-style-name="Standard" style:list-style-name="L12">
      <style:paragraph-properties fo:line-height="120%">
        <style:tab-stops>
          <style:tab-stop style:position="1in"/>
          <style:tab-stop style:position="1.5in"/>
        </style:tab-stops>
      </style:paragraph-properties>
      <style:text-properties style:font-name="Times New Roman1" fo:font-size="14pt" style:font-name-asian="TimesNewRomanPSMT" style:font-size-asian="14pt" style:font-name-complex="TimesNewRomanPSMT" style:font-size-complex="14pt"/>
    </style:style>
    <style:style style:name="P55" style:family="paragraph" style:parent-style-name="Standard" style:list-style-name="L1">
      <style:paragraph-properties fo:line-height="120%">
        <style:tab-stops>
          <style:tab-stop style:position="1in"/>
          <style:tab-stop style:position="1.5in"/>
        </style:tab-stops>
      </style:paragraph-properties>
      <style:text-properties style:font-name="Times New Roman1" fo:font-weight="normal" style:font-name-asian="TimesNewRomanPSMT" style:font-weight-asian="normal" style:font-name-complex="TimesNewRomanPSMT" style:font-weight-complex="normal"/>
    </style:style>
    <style:style style:name="P56" style:family="paragraph" style:parent-style-name="Standard" style:list-style-name="L12">
      <style:paragraph-properties fo:line-height="120%">
        <style:tab-stops>
          <style:tab-stop style:position="1in"/>
          <style:tab-stop style:position="1.5in"/>
        </style:tab-stops>
      </style:paragraph-properties>
      <style:text-properties style:font-name="Times New Roman1" style:font-name-asian="TimesNewRomanPSMT" style:font-name-complex="TimesNewRomanPSMT"/>
    </style:style>
    <style:style style:name="P57" style:family="paragraph" style:parent-style-name="Standard" style:list-style-name="L4">
      <style:paragraph-properties fo:line-height="120%">
        <style:tab-stops>
          <style:tab-stop style:position="-0.5055in"/>
          <style:tab-stop style:position="0in"/>
        </style:tab-stops>
      </style:paragraph-properties>
      <style:text-properties style:font-name="Times New Roman1"/>
    </style:style>
    <style:style style:name="P58" style:family="paragraph" style:parent-style-name="Standard" style:list-style-name="L5">
      <style:paragraph-properties fo:line-height="120%">
        <style:tab-stops>
          <style:tab-stop style:position="-0.5055in"/>
          <style:tab-stop style:position="0in"/>
        </style:tab-stops>
      </style:paragraph-properties>
      <style:text-properties style:font-name="Times New Roman1"/>
    </style:style>
    <style:style style:name="P59" style:family="paragraph" style:parent-style-name="Standard" style:list-style-name="L6">
      <style:paragraph-properties fo:line-height="120%">
        <style:tab-stops>
          <style:tab-stop style:position="-0.3472in"/>
          <style:tab-stop style:position="0in"/>
        </style:tab-stops>
      </style:paragraph-properties>
      <style:text-properties style:font-name="Times New Roman1"/>
    </style:style>
    <style:style style:name="P60" style:family="paragraph" style:parent-style-name="Standard" style:list-style-name="L4">
      <style:paragraph-properties fo:line-height="120%">
        <style:tab-stops>
          <style:tab-stop style:position="-0.5055in"/>
          <style:tab-stop style:position="0in"/>
        </style:tab-stops>
      </style:paragraph-properties>
      <style:text-properties style:font-name="Times New Roman1" style:letter-kerning="true"/>
    </style:style>
    <style:style style:name="P61" style:family="paragraph" style:parent-style-name="Standard" style:list-style-name="L9">
      <style:paragraph-properties fo:line-height="12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12pt" fo:font-weight="normal" style:font-name-asian="Courier-Bold" style:font-size-asian="12pt" style:font-weight-asian="normal" style:font-name-complex="Courier-Bold" style:font-size-complex="12pt" style:font-weight-complex="normal"/>
    </style:style>
    <style:style style:name="P62" style:family="paragraph" style:parent-style-name="Standard" style:list-style-name="L5">
      <style:paragraph-properties fo:line-height="120%">
        <style:tab-stops>
          <style:tab-stop style:position="-0.5055in"/>
          <style:tab-stop style:position="0in"/>
        </style:tab-stops>
      </style:paragraph-properties>
    </style:style>
    <style:style style:name="P63" style:family="paragraph" style:parent-style-name="Standard" style:list-style-name="L6">
      <style:paragraph-properties fo:line-height="120%">
        <style:tab-stops>
          <style:tab-stop style:position="-0.5055in"/>
          <style:tab-stop style:position="0in"/>
        </style:tab-stops>
      </style:paragraph-properties>
      <style:text-properties fo:color="#262626" style:font-name="Times New Roman1"/>
    </style:style>
    <style:style style:name="P64" style:family="paragraph" style:parent-style-name="Standard" style:list-style-name="L7">
      <style:paragraph-properties fo:line-height="120%">
        <style:tab-stops>
          <style:tab-stop style:position="-0.3472in"/>
          <style:tab-stop style:position="0in"/>
        </style:tab-stops>
      </style:paragraph-properties>
      <style:text-properties fo:color="#262626" style:font-name="Times New Roman1"/>
    </style:style>
    <style:style style:name="P65" style:family="paragraph" style:parent-style-name="Standard" style:list-style-name="L8">
      <style:paragraph-properties fo:line-height="120%">
        <style:tab-stops>
          <style:tab-stop style:position="-0.3472in"/>
          <style:tab-stop style:position="0in"/>
        </style:tab-stops>
      </style:paragraph-properties>
      <style:text-properties fo:color="#262626" style:font-name="Times New Roman1"/>
    </style:style>
    <style:style style:name="P66" style:family="paragraph" style:parent-style-name="Standard" style:list-style-name="L10">
      <style:paragraph-properties fo:line-height="120%">
        <style:tab-stops>
          <style:tab-stop style:position="-0.3472in"/>
          <style:tab-stop style:position="0in"/>
        </style:tab-stops>
      </style:paragraph-properties>
      <style:text-properties fo:color="#262626" style:font-name="Times New Roman1"/>
    </style:style>
    <style:style style:name="P67" style:family="paragraph" style:parent-style-name="Standard" style:list-style-name="L10">
      <style:paragraph-properties fo:line-height="120%">
        <style:tab-stops>
          <style:tab-stop style:position="-0.3472in"/>
          <style:tab-stop style:position="0in"/>
        </style:tab-stops>
      </style:paragraph-properties>
      <style:text-properties fo:color="#262626" style:font-name="Times New Roman1" style:letter-kerning="true"/>
    </style:style>
    <style:style style:name="P68" style:family="paragraph" style:parent-style-name="Standard" style:list-style-name="L11">
      <style:paragraph-properties fo:line-height="120%">
        <style:tab-stops>
          <style:tab-stop style:position="-0.3472in"/>
          <style:tab-stop style:position="0in"/>
        </style:tab-stops>
      </style:paragraph-properties>
      <style:text-properties fo:color="#262626" style:font-name="Times New Roman1" style:letter-kerning="true"/>
    </style:style>
    <style:style style:name="P69" style:family="paragraph" style:parent-style-name="Standard" style:list-style-name="L11">
      <style:paragraph-properties fo:line-height="120%">
        <style:tab-stops>
          <style:tab-stop style:position="0.5in"/>
        </style:tab-stops>
      </style:paragraph-properties>
      <style:text-properties fo:color="#262626" style:font-name="Times New Roman1" style:letter-kerning="true"/>
    </style:style>
    <style:style style:name="P70" style:family="paragraph" style:parent-style-name="Standard">
      <style:paragraph-properties fo:margin-left="0in" fo:margin-right="0in" fo:line-height="120%" fo:text-indent="0in" style:auto-text-indent="false">
        <style:tab-stops>
          <style:tab-stop style:position="1in"/>
          <style:tab-stop style:position="1.5in"/>
        </style:tab-stops>
      </style:paragraph-properties>
      <style:text-properties style:font-name="Times New Roman1" fo:font-size="14pt" fo:font-weight="bold" style:font-name-asian="TimesNewRomanPSMT" style:font-size-asian="14pt" style:font-weight-asian="bold" style:font-name-complex="TimesNewRomanPSMT" style:font-weight-complex="bold"/>
    </style:style>
    <style:style style:name="P71" style:family="paragraph" style:parent-style-name="Standard">
      <style:paragraph-properties fo:margin-left="0in" fo:margin-right="0in" fo:line-height="120%" fo:text-indent="0in" style:auto-text-indent="false">
        <style:tab-stops>
          <style:tab-stop style:position="1in"/>
          <style:tab-stop style:position="1.5in"/>
        </style:tab-stops>
      </style:paragraph-properties>
      <style:text-properties style:font-name="Times New Roman1" fo:font-size="14pt" style:font-name-asian="TimesNewRomanPSMT" style:font-size-asian="14pt" style:font-name-complex="TimesNewRomanPSMT"/>
    </style:style>
    <style:style style:name="P72" style:family="paragraph" style:parent-style-name="Standard" style:list-style-name="RTF_5f_Num_20_4">
      <style:paragraph-properties fo:margin-left="0in" fo:margin-right="0in" fo:text-indent="0in" style:auto-text-indent="false">
        <style:tab-stops/>
      </style:paragraph-properties>
      <style:text-properties style:font-name="Times New Roman1"/>
    </style:style>
    <style:style style:name="P73" style:family="paragraph" style:parent-style-name="Standard" style:list-style-name="RTF_5f_Num_20_4">
      <style:paragraph-properties fo:margin-left="0in" fo:margin-right="0in" fo:line-height="120%" fo:text-indent="0in" style:auto-text-indent="false">
        <style:tab-stops>
          <style:tab-stop style:position="-0.5055in"/>
          <style:tab-stop style:position="0in"/>
        </style:tab-stops>
      </style:paragraph-properties>
      <style:text-properties style:font-name="Times New Roman1" style:letter-kerning="true"/>
    </style:style>
    <style:style style:name="P74" style:family="paragraph" style:parent-style-name="Standard">
      <style:paragraph-properties fo:margin-left="0in" fo:margin-right="0in" fo:line-height="120%" fo:text-indent="0in" style:auto-text-indent="false">
        <style:tab-stops>
          <style:tab-stop style:position="1in"/>
          <style:tab-stop style:position="1.5in"/>
        </style:tab-stops>
      </style:paragraph-properties>
      <style:text-properties style:font-name="Times New Roman1" fo:font-weight="normal" style:font-name-asian="TimesNewRomanPSMT" style:font-weight-asian="normal" style:font-name-complex="TimesNewRomanPSMT" style:font-weight-complex="normal"/>
    </style:style>
    <style:style style:name="P75" style:family="paragraph" style:parent-style-name="Standard" style:list-style-name="RTF_5f_Num_20_4">
      <style:paragraph-properties fo:margin-left="0in" fo:margin-right="0in" fo:line-height="120%" fo:text-indent="0in" style:auto-text-indent="false">
        <style:tab-stops>
          <style:tab-stop style:position="-0.5055in"/>
          <style:tab-stop style:position="0in"/>
        </style:tab-stops>
      </style:paragraph-properties>
    </style:style>
    <style:style style:name="P76" style:family="paragraph" style:parent-style-name="Standard" style:list-style-name="RTF_5f_Num_20_4">
      <style:paragraph-properties fo:margin-left="0in" fo:margin-right="0in" fo:line-height="120%" fo:text-indent="0in" style:auto-text-indent="false">
        <style:tab-stops>
          <style:tab-stop style:position="-0.3472in"/>
          <style:tab-stop style:position="0in"/>
        </style:tab-stops>
      </style:paragraph-properties>
    </style:style>
    <style:style style:name="P77" style:family="paragraph" style:parent-style-name="Standard" style:list-style-name="RTF_5f_Num_20_4">
      <style:paragraph-properties fo:margin-left="0in" fo:margin-right="0in" fo:line-height="120%" fo:text-indent="0in" style:auto-text-indent="false">
        <style:tab-stops>
          <style:tab-stop style:position="-0.3472in"/>
          <style:tab-stop style:position="0in"/>
        </style:tab-stops>
      </style:paragraph-properties>
      <style:text-properties fo:color="#262626" style:font-name="Times New Roman1" style:letter-kerning="true"/>
    </style:style>
    <style:style style:name="P78" style:family="paragraph" style:parent-style-name="Standard" style:master-page-name="Standard">
      <style:paragraph-properties fo:line-height="120%"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24pt" fo:font-weight="bold" style:font-name-asian="Courier-Bold" style:font-size-asian="24pt" style:font-weight-asian="bold" style:font-name-complex="Courier-Bold" style:font-weight-complex="bold"/>
    </style:style>
    <style:style style:name="P79" style:family="paragraph" style:parent-style-name="Standard" style:master-page-name="Standard">
      <style:paragraph-properties fo:line-height="120%"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1" fo:font-size="24pt" fo:font-weight="bold" style:letter-kerning="true" style:font-name-asian="Courier-Bold" style:font-size-asian="24pt" style:font-weight-asian="bold" style:font-name-complex="Courier-Bold" style:font-weight-complex="bold"/>
    </style:style>
    <style:style style:name="T1" style:family="text">
      <style:text-properties fo:color="#000080" fo:language="zxx" fo:country="none" style:text-underline-style="solid" style:text-underline-width="auto" style:text-underline-color="font-color" style:language-asian="zxx" style:country-asian="none"/>
    </style:style>
    <style:style style:name="T2" style:family="text">
      <style:text-properties fo:color="#000080" style:font-name="Times New Roman1" fo:font-size="12pt" fo:language="zxx" fo:country="none" style:text-underline-style="solid" style:text-underline-width="auto" style:text-underline-color="font-color" style:font-name-asian="TimesNewRomanPSMT" style:font-size-asian="12pt" style:language-asian="zxx" style:country-asian="none" style:font-name-complex="TimesNewRomanPSMT" style:font-size-complex="12pt"/>
    </style:style>
    <style:style style:name="T3" style:family="text">
      <style:text-properties fo:color="#000080" style:font-name="Times New Roman1" fo:language="zxx" fo:country="none" style:text-underline-style="solid" style:text-underline-width="auto" style:text-underline-color="font-color" style:letter-kerning="true" style:language-asian="zxx" style:country-asian="none"/>
    </style:style>
    <style:style style:name="T4" style:family="text">
      <style:text-properties fo:color="#000080" style:font-name="Times New Roman1" fo:language="zxx" fo:country="none" style:text-underline-style="solid" style:text-underline-width="auto" style:text-underline-color="font-color" style:language-asian="zxx" style:country-asian="none"/>
    </style:style>
    <style:style style:name="T5" style:family="text">
      <style:text-properties fo:color="#000080" style:font-name="Times New Roman1" fo:language="zxx" fo:country="none" style:text-underline-style="solid" style:text-underline-width="auto" style:text-underline-color="font-color" fo:font-weight="normal" style:font-name-asian="Courier" style:language-asian="zxx" style:country-asian="none" style:font-weight-asian="normal" style:font-name-complex="Courier" style:font-weight-complex="normal"/>
    </style:style>
    <style:style style:name="T6" style:family="text">
      <style:text-properties fo:font-weight="bold" style:font-weight-asian="bold" style:font-weight-complex="bold"/>
    </style:style>
    <style:style style:name="T7" style:family="text">
      <style:text-properties fo:font-weight="bold" style:font-name-asian="Courier-Bold" style:font-weight-asian="bold" style:font-name-complex="Courier-Bold" style:font-weight-complex="bold"/>
    </style:style>
    <style:style style:name="T8" style:family="text">
      <style:text-properties fo:font-style="italic" style:font-style-asian="italic" style:font-style-complex="italic"/>
    </style:style>
    <style:style style:name="T9" style:family="text">
      <style:text-properties fo:font-style="italic" style:font-name-asian="Courier-Oblique" style:font-style-asian="italic" style:font-name-complex="Courier-Oblique" style:font-style-complex="italic"/>
    </style:style>
    <style:style style:name="T10" style:family="text">
      <style:text-properties style:text-position="50% 100%" fo:font-size="9pt" style:font-size-asian="9pt" style:font-size-complex="9pt"/>
    </style:style>
    <style:style style:name="T11" style:family="text">
      <style:text-properties style:text-position="50% 100%" style:font-name="Times New Roman1" fo:font-size="9pt" style:letter-kerning="true" style:font-size-asian="9pt" style:font-size-complex="9pt"/>
    </style:style>
    <style:style style:name="T12" style:family="text">
      <style:text-properties fo:color="#0000e9" style:text-underline-style="solid" style:text-underline-width="auto" style:text-underline-color="font-color"/>
    </style:style>
    <style:style style:name="T13" style:family="text">
      <style:text-properties fo:color="#0000e9" style:font-name="Times New Roman1" fo:language="zxx" fo:country="none" style:text-underline-style="solid" style:text-underline-width="auto" style:text-underline-color="#0000e9" style:language-asian="zxx" style:country-asian="none"/>
    </style:style>
    <style:style style:name="T14" style:family="text">
      <style:text-properties fo:color="#0000e9" style:font-name="Times New Roman1" fo:language="zxx" fo:country="none" style:text-underline-style="solid" style:text-underline-width="auto" style:text-underline-color="font-color" style:letter-kerning="true" style:language-asian="zxx" style:country-asian="none"/>
    </style:style>
    <style:style style:name="T15" style:family="text">
      <style:text-properties fo:color="#0000e9" style:font-name="Times New Roman1" fo:language="zxx" fo:country="none" style:text-underline-style="solid" style:text-underline-width="auto" style:text-underline-color="font-color" style:language-asian="zxx" style:country-asian="none"/>
    </style:style>
    <style:style style:name="T16" style:family="text">
      <style:text-properties fo:color="#0000e9" style:font-name="Times New Roman1" style:text-underline-style="none"/>
    </style:style>
    <style:style style:name="T17" style:family="text">
      <style:text-properties fo:color="#002939" style:font-name="Times New Roman1" style:text-underline-style="none"/>
    </style:style>
    <style:style style:name="T18" style:family="text">
      <style:text-properties fo:color="#1635ff" style:font-name="Times New Roman1" fo:language="zxx" fo:country="none" style:text-underline-style="solid" style:text-underline-width="auto" style:text-underline-color="#1635ff" style:language-asian="zxx" style:country-asian="none"/>
    </style:style>
    <style:style style:name="T19" style:family="text">
      <style:text-properties style:letter-kerning="true"/>
    </style:style>
    <style:style style:name="T20" style:family="text">
      <style:text-properties fo:color="#262626"/>
    </style:style>
    <style:style style:name="T21" style:family="text">
      <style:text-properties fo:color="#262626" fo:font-style="italic" style:font-style-asian="italic" style:font-style-complex="italic"/>
    </style:style>
    <style:style style:name="T22" style:family="text">
      <style:text-properties fo:color="#262626" style:font-name="Times New Roman1"/>
    </style:style>
    <style:style style:name="T23" style:family="text">
      <style:text-properties fo:color="#262626" style:font-name="Times New Roman1" fo:font-style="italic" style:font-style-asian="italic" style:font-style-complex="italic"/>
    </style:style>
    <style:style style:name="T24" style:family="text">
      <style:text-properties fo:color="#262626" style:font-name="Times New Roman1" fo:font-style="italic" style:font-name-asian="Courier-Oblique" style:font-style-asian="italic" style:font-name-complex="Courier-Oblique" style:font-style-complex="italic"/>
    </style:style>
    <style:style style:name="T25" style:family="text">
      <style:text-properties fo:color="#262626" style:font-name="Times New Roman1" fo:language="zxx" fo:country="none" style:text-underline-style="none" style:language-asian="zxx" style:country-asian="none"/>
    </style:style>
    <style:style style:name="T26" style:family="text">
      <style:text-properties fo:color="#262626" style:font-name="Times New Roman1" fo:language="zxx" fo:country="none" fo:font-style="italic" style:text-underline-style="none" style:language-asian="zxx" style:country-asian="none" style:font-style-asian="italic" style:font-style-complex="italic"/>
    </style:style>
    <style:style style:name="T27" style:family="text">
      <style:text-properties fo:color="#262626" style:font-name="Times New Roman1" fo:font-weight="bold" style:font-name-asian="Courier-Bold" style:font-weight-asian="bold" style:font-name-complex="Courier-Bold" style:font-weight-complex="bold"/>
    </style:style>
    <style:style style:name="T28" style:family="text">
      <style:text-properties fo:color="#262626" style:font-name="Times New Roman1" fo:font-size="14pt" style:font-name-asian="TimesNewRomanPSMT" style:font-size-asian="14pt" style:font-name-complex="TimesNewRomanPSMT"/>
    </style:style>
    <style:style style:name="T29" style:family="text">
      <style:text-properties fo:color="#262626" fo:font-weight="bold" style:font-name-asian="Courier-Bold" style:font-weight-asian="bold" style:font-name-complex="Courier-Bold" style:font-weight-complex="bold"/>
    </style:style>
    <style:style style:name="T30" style:family="text">
      <style:text-properties fo:color="#35006a" style:font-name="Times New Roman1" fo:language="zxx" fo:country="none" fo:font-style="italic" style:text-underline-style="solid" style:text-underline-width="auto" style:text-underline-color="font-color" fo:font-weight="bold" style:font-name-asian="Courier-BoldOblique" style:language-asian="zxx" style:country-asian="none" style:font-style-asian="italic" style:font-weight-asian="bold" style:font-name-complex="Courier-BoldOblique" style:font-style-complex="italic" style:font-weight-complex="bold"/>
    </style:style>
    <style:style style:name="T31" style:family="text">
      <style:text-properties fo:color="#000000" style:font-name="Times New Roman1" fo:font-style="italic" style:text-underline-style="none" style:font-style-asian="italic" style:font-style-complex="italic"/>
    </style:style>
    <style:style style:name="T32" style:family="text">
      <style:text-properties fo:color="#000000" style:font-name="Times New Roman1" style:text-underline-style="none"/>
    </style:style>
    <style:style style:name="T33" style:family="text">
      <style:text-properties style:font-name="Times New Roman1"/>
    </style:style>
    <style:style style:name="T34" style:family="text">
      <style:text-properties style:font-name="Times New Roman1" fo:font-style="italic" style:text-underline-style="none" style:font-style-asian="italic" style:font-style-complex="italic"/>
    </style:style>
    <style:style style:name="T35" style:family="text">
      <style:text-properties style:font-name="Times New Roman1" fo:font-style="italic" style:letter-kerning="true" style:font-style-asian="italic" style:font-style-complex="italic"/>
    </style:style>
    <style:style style:name="T36" style:family="text">
      <style:text-properties style:font-name="Times New Roman1" fo:font-style="italic" style:letter-kerning="true" style:font-name-asian="Courier-Oblique" style:font-style-asian="italic" style:font-name-complex="Courier-Oblique" style:font-style-complex="italic"/>
    </style:style>
    <style:style style:name="T37" style:family="text">
      <style:text-properties style:font-name="Times New Roman1" fo:font-style="italic" style:font-style-asian="italic" style:font-style-complex="italic"/>
    </style:style>
    <style:style style:name="T38" style:family="text">
      <style:text-properties style:font-name="Times New Roman1" style:letter-kerning="true"/>
    </style:style>
    <style:style style:name="T39" style:family="text">
      <style:text-properties style:font-name="Times New Roman1" style:text-underline-style="none"/>
    </style:style>
    <style:style style:name="T40" style:family="text">
      <style:text-properties style:font-name="Times New Roman1" fo:font-size="14pt" style:font-name-asian="TimesNewRomanPSMT" style:font-size-asian="14pt" style:font-name-complex="TimesNewRomanPSMT"/>
    </style:style>
    <style:style style:name="T41" style:family="text">
      <style:text-properties style:font-name="Times New Roman1" fo:font-size="12pt" style:font-name-asian="TimesNewRomanPSMT" style:font-size-asian="12pt" style:font-name-complex="TimesNewRomanPSMT" style:font-size-complex="12pt"/>
    </style:style>
    <style:style style:name="T42" style:family="text">
      <style:text-properties fo:font-size="14pt" fo:font-weight="bold" style:font-size-asian="14pt" style:font-weight-asian="bold" style:font-weight-complex="bold"/>
    </style:style>
    <style:style style:name="T43" style:family="text">
      <style:text-properties fo:font-size="14pt" style:font-size-asian="14pt"/>
    </style:style>
    <style:style style:name="T44"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528in" fo:text-indent="-0.25in" fo:margin-left="0.652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028in" fo:text-indent="-0.25in" fo:margin-left="0.902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528in" fo:text-indent="-0.25in" fo:margin-left="1.152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028in" fo:text-indent="-0.25in" fo:margin-left="1.402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528in" fo:text-indent="-0.25in" fo:margin-left="1.65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028in" fo:text-indent="-0.25in" fo:margin-left="1.902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528in" fo:text-indent="-0.25in" fo:margin-left="2.15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28in" fo:text-indent="-0.25in" fo:margin-left="2.40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528in" fo:text-indent="-0.25in" fo:margin-left="2.652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028in" fo:text-indent="-0.25in" fo:margin-left="2.9028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Lewis Overton</text:p>
            <text:p text:style-name="P1">3281 Edby Rd</text:p>
            <text:p text:style-name="P1">Fairbanks, AK 99709</text:p>
            <text:p text:style-name="P1"/>
            <text:p text:style-name="P1">iPhone (907) 750-4888</text:p>
            <text:p text:style-name="P1">Email <text:s/><text:a xlink:type="simple" xlink:href="mailto:Akakie@gmail.com" text:style-name="Internet_20_link" text:visited-style-name="Visited_20_Internet_20_Link"><text:span text:style-name="T1">Akakie@gmail.com</text:span></text:a></text:p>
            <text:p text:style-name="P1"/>
            <text:p text:style-name="P1"/>
          </table:table-cell>
          <table:table-cell table:style-name="Table1.A1" office:value-type="string">
            <text:p text:style-name="P2"/>
          </table:table-cell>
        </table:table-row>
      </table:table>
      <text:p text:style-name="P6"/>
      <text:p text:style-name="P6"/>
      <text:p text:style-name="P6"/>
      <text:p text:style-name="P6"/>
      <text:p text:style-name="P6"/>
      <text:p text:style-name="P6"/>
      <text:p text:style-name="P6"/>
      <text:p text:style-name="P6"/>
      <text:p text:style-name="P6"/>
      <text:p text:style-name="P7"/>
      <text:p text:style-name="P44">Searching the Internet</text:p>
      <text:p text:style-name="P7"/>
      <text:p text:style-name="P7">by Lewis Overton</text:p>
      <text:p text:style-name="P7"/>
      <text:p text:style-name="P7"/>
      <text:p text:style-name="P7">An OLLI Course in 4 weeks</text:p>
      <text:p text:style-name="P7">Revised for Fall Session 1, 2016</text:p>
      <text:p text:style-name="P7"/>
      <text:p text:style-name="P7"/>
      <text:p text:style-name="P7">University of Alaska Fairbanks</text:p>
      <text:p text:style-name="P45"/>
      <text:p text:style-name="P8">Session One: Scope of the course</text:p>
      <text:p text:style-name="P49">This course will discuss searching of the internet. The instructor will use his personal MacBook Pro running Mac OS X El Capitan, version 10.11.5 for examples and demonstrations. However, the principles of searching apply to any operating system including Windows. A Windows computer is available if people want to see how things are done using that OS. The instructor hasn't used Windows in years, so do not expect amazing, wizardly tips.</text:p>
      <text:p text:style-name="P49"/>
      <text:p text:style-name="P9">Limitations:</text:p>
      <text:p text:style-name="P10">Access to the internet is available from our classroom, but it is unlikely that everyone can do so at the same time. The instructor will use a separate connection so that he doesn't get locked out by network overload.</text:p>
      <text:p text:style-name="P10"/>
      <text:p text:style-name="P10">Note that not all browsers will be able to process some of the search commands we will cover. We will discuss choosing a browser, but your personal preferences are as important as the technical aspects of the browser. Most current browsers will perform adequate searches for common needs.</text:p>
      <text:p text:style-name="P15"/>
      <text:p text:style-name="P9">Conventions</text:p>
      <text:p text:style-name="P50">The Notes File from the instructor contains instructor provided text, links to <text:s/>sites with relevant information, and suggestions for search terms on specific topics. The Notes File is available from the OLLI Web server. </text:p>
      <text:list xml:id="list3689570032049707820" text:style-name="L1">
        <text:list-item>
          <text:p text:style-name="P53">The <text:s/>Notes File is provided in PDF (Portable Document Format), which should be readable on any computer. This file is intended to relieve you of the need to copy to paper links and comments from class. </text:p>
        </text:list-item>
        <text:list-item>
          <text:p text:style-name="P53">I strongly encourage you download the Notes File and save it on your computer. It contains the text from which the class is presented, links to assorted web sites, and search phrases which you can use to find additional information on topics in the class.</text:p>
        </text:list-item>
        <text:list-item>
          <text:p text:style-name="P53">All of the searches, downloads, and supporting materials can be used from any location where you have access to the internet. I suggest you work with the Notes File from home. Work with the PDF file, not a print out. </text:p>
        </text:list-item>
        <text:list-item>
          <text:p text:style-name="P55"><text:span text:style-name="T43">Links to web sites should appear in blue text. There are two formats for links: the full link or a shortened link. For example, access to the OLLI server is available from </text:span><text:a xlink:type="simple" xlink:href="http://uaf.edu/olli/classes-and-lectures/reference-materials-for-s/" text:style-name="Internet_20_link" text:visited-style-name="Visited_20_Internet_20_Link"><text:span text:style-name="T43">http://uaf.edu/olli/classes-and-lectures/reference-</text:span></text:a><text:soft-page-break/><text:a xlink:type="simple" xlink:href="http://uaf.edu/olli/classes-and-lectures/reference-materials-for-s/" text:style-name="Internet_20_link" text:visited-style-name="Visited_20_Internet_20_Link"><text:span text:style-name="T43">materials-for-s/</text:span></text:a><text:span text:style-name="T43"> or the short form of that same address </text:span><text:a xlink:type="simple" xlink:href="http://goo.gl/Y4G4lI" text:style-name="Internet_20_link" text:visited-style-name="Visited_20_Internet_20_Link"><text:span text:style-name="T43">http://goo.gl/Y4G4lI</text:span></text:a><text:span text:style-name="T43">. Both forms will take you to the same place. Most browsers will allow you to </text:span><text:span text:style-name="T43">click on a link to go there.</text:span></text:p>
        </text:list-item>
        <text:list-item>
          <text:p text:style-name="P55"><text:span text:style-name="T43">A set of search terms which will help you to search the internet for topics related to our discussions. The prefix </text:span><text:span text:style-name="T42">Search for: </text:span><text:span text:style-name="T43">will be followed by a few words. Copy the words listed, paste them into the search field of your browser, and execute the search. This should return a list of web sites on our current topic. Browse through some of them for more information on the topic.</text:span></text:p>
        </text:list-item>
      </text:list>
      <text:p text:style-name="P51"/>
      <text:p text:style-name="P9">First Tasks</text:p>
      <text:list xml:id="list5774975041463552713" text:style-name="L12">
        <text:list-item>
          <text:p text:style-name="P54">Download the Notes File from the OLLI server and save it on your computer. When you are working with the file, use the saved PDF version, not a printed copy. The Notes File is small and should not take long to download.</text:p>
        </text:list-item>
        <text:list-item>
          <text:p text:style-name="P56"><text:span text:style-name="T44">Visit the page at </text:span><text:a xlink:type="simple" xlink:href="http://goo.gl/ZTnBNl" text:style-name="Internet_20_link" text:visited-style-name="Visited_20_Internet_20_Link"><text:span text:style-name="T44">http://goo.gl/ZTnBNl</text:span></text:a><text:span text:style-name="T44"> . ( </text:span><text:span text:style-name="T44"><text:note text:id="ftn1" text:note-class="endnote"><text:note-citation>i</text:note-citation><text:note-body><text:p text:style-name="P74"><text:span text:style-name="T43"><text:s/></text:span><text:a xlink:type="simple" xlink:href="http://goo.gl/ZTnBNl" text:style-name="Internet_20_link" text:visited-style-name="Visited_20_Internet_20_Link"><text:span text:style-name="T43">http://websearch.about.com/od/internetresearch/a/whatissearch.htm</text:span></text:a></text:p></text:note-body></text:note></text:span><text:span text:style-name="T44">) This page is from About.com/tech on the topic of searching. Read or at least look through the different pages on searching.</text:span></text:p>
        </text:list-item>
      </text:list>
      <text:p text:style-name="P49"/>
      <text:p text:style-name="P70">Basic Searching</text:p>
      <text:p text:style-name="P50">The simplest form of searching is to simply type a question in the search bar and press return. This is often sufficient. We will experiment with this in the remaining time in the first day.</text:p>
      <text:p text:style-name="P71"/>
      <text:p text:style-name="P28"/>
      <text:p text:style-name="P28"/>
      <text:p text:style-name="P78">Session Two: Search and Launch</text:p>
      <text:p text:style-name="P11"/>
      <text:p text:style-name="P27">Deciding where to put items of interest and, if appropriate, organizing them into related sets is only half the battle. The other half is returning to the information when you need it. Perhaps we will remember exactly where we saved something a month later. If not, the fall back (plan B) is to search for it. </text:p>
      <text:p text:style-name="P27"><text:span text:style-name="T7">Searching</text:span> is a topic worthy of a course of its own, but here is a starting point.</text:p>
      <text:p text:style-name="P27"/>
      <text:p text:style-name="P16">Searching your local mass storage (disks, for example)</text:p>
      <text:p text:style-name="P12"/>
      <text:list xml:id="list8883137134199120250" text:style-name="L4">
        <text:list-item>
          <text:p text:style-name="P57"><text:span text:style-name="T7">Spotlight</text:span> is a built in search tool and utility.</text:p>
        </text:list-item>
        <text:list-item>
          <text:p text:style-name="P57"><text:span text:style-name="T7">Find</text:span> is also built in and conducts more complex searches. <text:s/></text:p>
        </text:list-item>
        <text:list-item>
          <text:p text:style-name="P60"><text:span text:style-name="T7">Launchpad</text:span> is an OS X tool with limited search for applications. </text:p>
        </text:list-item>
        <text:list-item>
          <text:p text:style-name="P57"><text:span text:style-name="T7">Alfred</text:span>, <text:span text:style-name="T7">Google</text:span>, <text:span text:style-name="T7">DuckDuckGo</text:span>, and many other 3<text:span text:style-name="T10">rd</text:span> party applications offer many options for searching either locally or across the internet. </text:p>
        </text:list-item>
      </text:list>
      <text:p text:style-name="P27"/>
      <text:p text:style-name="P40">References off site:</text:p>
      <text:list xml:id="list6429345176111364156" text:style-name="L5">
        <text:list-item>
          <text:p text:style-name="P62"><text:span text:style-name="T31">How to use Spotlight's Search like a Champ</text:span><text:span text:style-name="T32"> (</text:span><text:a xlink:type="simple" xlink:href="http://goo.gl/ybvwMy" text:style-name="Internet_20_link" text:visited-style-name="Visited_20_Internet_20_Link"><text:span text:style-name="T13">http://goo.gl/ybvwMy</text:span></text:a><text:span text:style-name="T33">)</text:span></text:p>
        </text:list-item>
        <text:list-item>
          <text:p text:style-name="P62"><text:span text:style-name="T34">Using tags to categorize files</text:span><text:span text:style-name="T16"> </text:span><text:span text:style-name="T17">(</text:span><text:a xlink:type="simple" xlink:href="http://goo.gl/8qH65s" text:style-name="Internet_20_link" text:visited-style-name="Visited_20_Internet_20_Link"><text:span text:style-name="T18">http://goo.gl/8qH65s</text:span></text:a><text:span text:style-name="T33">)</text:span></text:p>
        </text:list-item>
        <text:list-item>
          <text:p text:style-name="P58"><text:span text:style-name="T19">Apple article about using Tags (</text:span><text:span text:style-name="T12">https://goo.gl/MUkVYm</text:span><text:span text:style-name="T19">)</text:span></text:p>
        </text:list-item>
        <text:list-item>
          <text:p text:style-name="P62"><text:span text:style-name="T35">How to Make OS X’s Finder Tags Work for You</text:span><text:span text:style-name="T38"> (</text:span><text:a xlink:type="simple" xlink:href="http://howtogeek.com/212444/" text:style-name="Internet_20_link" text:visited-style-name="Visited_20_Internet_20_Link"><text:span text:style-name="T3">howtogeek.com/212444/</text:span></text:a><text:span text:style-name="T33">)</text:span></text:p>
        </text:list-item>
        <text:list-item>
          <text:p text:style-name="P62"><text:span text:style-name="T36">Get Organized with Finder Tags</text:span><text:span text:style-name="T38"> (</text:span><text:a xlink:type="simple" xlink:href="http://goo.gl/jSQfRt" text:style-name="Internet_20_link" text:visited-style-name="Visited_20_Internet_20_Link"><text:span text:style-name="T14">http://goo.gl/jSQfRt</text:span></text:a><text:span text:style-name="T33">) $</text:span></text:p>
        </text:list-item>
        <text:list-item>
          <text:p text:style-name="P62"><text:span text:style-name="T33">FAQ on file management   (</text:span><text:a xlink:type="simple" xlink:href="http://etc.usf.edu/techease/mac/files-sharing/" text:style-name="Internet_20_link" text:visited-style-name="Visited_20_Internet_20_Link"><text:span text:style-name="T15">http://etc.usf.edu/techease/mac/files-sharing/</text:span></text:a><text:span text:style-name="T33">)</text:span></text:p>
        </text:list-item>
        <text:list-item>
          <text:p text:style-name="P62"><text:span text:style-name="T37">How "experts" organize files</text:span><text:span text:style-name="T33"> (</text:span><text:a xlink:type="simple" xlink:href="http://goo.gl/ShmR8S" text:style-name="Internet_20_link" text:visited-style-name="Visited_20_Internet_20_Link"><text:span text:style-name="T15">http://goo.gl/ShmR8S</text:span></text:a><text:span text:style-name="T33">)</text:span></text:p>
        </text:list-item>
      </text:list>
      <text:p text:style-name="P48"/>
      <text:p text:style-name="P11"/>
      <text:p text:style-name="P46">Set default program to launch files</text:p>
      <text:p text:style-name="P27"/>
      <text:p text:style-name="P5">There are many, many ways to launch a program or open a file. Most involve first locating the file. Search helps. </text:p>
      <text:p text:style-name="P5"/>
      <text:list xml:id="list5450562789971465494" text:style-name="RTF_5f_Num_20_4">
        <text:list-item>
          <text:p text:style-name="P72">Navigate to the file or folder of interest. Cmd-click the name and choose Open</text:p>
        </text:list-item>
        <text:list-item>
          <text:p text:style-name="P73">Search with Spotlight and double click result</text:p>
        </text:list-item>
        <text:list-item>
          <text:p text:style-name="P73">For frequently used programs, store the icon in the dock or menu bar. Click icon.</text:p>
        </text:list-item>
        <text:list-item>
          <text:p text:style-name="P73">Double click icon in /Applications</text:p>
        </text:list-item>
        <text:list-item>
          <text:p text:style-name="P73">Open Launchpad. Use Launchpad search or click on icon.</text:p>
        </text:list-item>
        <text:list-item>
          <text:p text:style-name="P75"><text:span text:style-name="T38">Use a 3</text:span><text:span text:style-name="T11">rd</text:span><text:span text:style-name="T38"> party application. Alfred is free. The extension pack is £17. (</text:span><text:a xlink:type="simple" xlink:href="http://www.alfredapp.com/" text:style-name="Internet_20_link" text:visited-style-name="Visited_20_Internet_20_Link"><text:span text:style-name="T3">http://www.alfredapp.com/</text:span></text:a><text:span text:style-name="T33">). (I use Alfred.)</text:span></text:p>
        </text:list-item>
      </text:list>
      <text:p text:style-name="P13"/>
      <text:p text:style-name="P35"><text:span text:style-name="T7">Search for:</text:span> <text:span text:style-name="T9">El Capitan application launcher</text:span> <text:line-break/>to find other apps like LaunchBar. (If you have an earlier OS X, substitute the version name of your OS X.)</text:p>
      <text:p text:style-name="P11"/>
      <text:p text:style-name="P17">Choose default application to open a file by double clicking</text:p>
      <text:list xml:id="list2345269972554143785" text:style-name="L6">
        <text:list-header>
          <text:p text:style-name="P59"/>
        </text:list-header>
        <text:list-item>
          <text:p text:style-name="P63">Go to the Mac's Finder.</text:p>
        </text:list-item>
        <text:list-item>
          <text:p text:style-name="P63">Click once on a file of the type you'd like to open with a specific app. </text:p>
        </text:list-item>
        <text:list-item>
          <text:p text:style-name="P63">Click on the File menu and select Get Info.</text:p>
        </text:list-item>
        <text:list-item>
          <text:p text:style-name="P63">Expand Open with by clicking on the triangle to the left.</text:p>
        </text:list-item>
        <text:list-item>
          <text:p text:style-name="P63">Select the Open with: menu, then choose the app you'd like to use to open all documents like that one.</text:p>
        </text:list-item>
        <text:list-item>
          <text:p text:style-name="P63">Click the Change All... button.</text:p>
        </text:list-item>
        <text:list-item>
          <text:p text:style-name="P63">You'll get a dialogue box asking you to confirm your choice. Click Continue.</text:p>
        </text:list-item>
        <text:list-item>
          <text:p text:style-name="P63">Close the Get Info window.</text:p>
        </text:list-item>
      </text:list>
      <text:p text:style-name="P27"/>
      <text:p text:style-name="P21"><text:span text:style-name="T33">SOURCE: </text:span><text:a xlink:type="simple" xlink:href="http://www.imore.com/how-change-default-apps-os-x" text:style-name="Internet_20_link" text:visited-style-name="Visited_20_Internet_20_Link"><text:span text:style-name="T4">http://www.imore.com/how-change-default-apps-os-x</text:span></text:a></text:p>
      <text:p text:style-name="P29"/>
      <text:p text:style-name="P29"/>
      <text:p text:style-name="P79">Session Three: Keep Current</text:p>
      <text:p text:style-name="P14"/>
      <text:p text:style-name="P17">Update software</text:p>
      <text:p text:style-name="P27"/>
      <text:p text:style-name="P36"><text:span text:style-name="T6">W</text:span><text:span text:style-name="T7">hat needs to be updated, and when?</text:span></text:p>
      <text:p text:style-name="P27">In general, keep your software up to date. <text:s/>Most software will tell you when you open it if there is an update available. Many people will choose to wait a few days before installing major updates to see if issues with the update appear. </text:p>
      <text:p text:style-name="P27">If software tells you there is an update available, compare the version number of the update <text:s/>to <text:s/>the version you have. Use <text:span text:style-name="T7">Get Info</text:span> to find the version number of your current software.</text:p>
      <text:p text:style-name="P36"><text:s/></text:p>
      <text:p text:style-name="P37">What can or should I set to update automatically?</text:p>
      <text:p text:style-name="P27">All system software except a major upgrade of the operating system (OS X) should be updated regularly. Updating the operating system itself <text:span text:style-name="T7">(OS X)</text:span> requires preparation and may take hours to download and install. I usually run the OS X upgrades overnight. </text:p>
      <text:p text:style-name="P27"/>
      <text:p text:style-name="P37">How do I do it?</text:p>
      <text:p text:style-name="P36">Turn on auto-updating for software from trusted vendors (e.g. Apple's App Store). For step by step instructions, read <text:span text:style-name="T9">Turn on Automatic Downloads</text:span><text:span text:style-name="T19"> </text:span></text:p>
      <text:p text:style-name="P33"><text:span text:style-name="T38"><text:tab/>(</text:span><text:a xlink:type="simple" xlink:href="https://support.apple.com/en-us/HT202180" text:style-name="Internet_20_link" text:visited-style-name="Visited_20_Internet_20_Link"><text:span text:style-name="T4">https://support.apple.com/en-us/HT202180</text:span></text:a><text:span text:style-name="T33">).</text:span></text:p>
      <text:p text:style-name="P36">Most applications will tell you if an update is available. If not, you can look for "<text:span text:style-name="T7">Check for updates</text:span>" under either the main app menu or under the help menu. "<text:span text:style-name="T7">Help</text:span>" will be the rightmost menu in the app menu bar. Click on "<text:span text:style-name="T7">Check for updates</text:span>" and wait for a response. </text:p>
      <text:p text:style-name="P27"/>
      <text:p text:style-name="P27"><text:span text:style-name="T7">Search: </text:span><text:span text:style-name="T9">El Capitan enable automatic updates</text:span></text:p>
      <text:p text:style-name="P36"/>
      <text:p text:style-name="P37">Recommended reading:</text:p>
      <text:p text:style-name="P36">Automatic updates from Apple: </text:p>
      <text:p text:style-name="P33"><text:span text:style-name="T33">(</text:span><text:a xlink:type="simple" xlink:href="https://support.apple.com/en-us/HT201541" text:style-name="Internet_20_link" text:visited-style-name="Visited_20_Internet_20_Link"><text:span text:style-name="T13">https://support.apple.com/en-us/HT201541</text:span></text:a><text:span text:style-name="T33">)</text:span></text:p>
      <text:p text:style-name="P48"/>
      <text:p text:style-name="P46">Malware</text:p>
      <text:p text:style-name="P22">Protect your system from malware</text:p>
      <text:p text:style-name="P27"/>
      <text:p text:style-name="P24">Malware is the general term for software that is intended to damage or disable computers and computer systems. It includes viruses, trojans, phishing (not misspelled), worms, and other ways of stealing from you. </text:p>
      <text:p text:style-name="P25">The current and nastiest form of malware, called ransomware, can infect a computer, encrypt all data on that computer, send the key back to the bad guys, and demand payment to unlock your data. The malware can also spread itself across all computers on the same network. Their strategy is to demand as much money as they can but less than the cost of rebuilding all your data from external and unaffected systems. There are an unknown number of occurrences of ransomeware attacks which have been successful. A recent one locked down a hospital in Beverly Hills, demanding $17,000 dollars in BitCoin for the key. The hospital paid.</text:p>
      <text:p text:style-name="P24">The best defense is to be careful about sites that offer downloads or about visiting websites you don't know. Software from the Apple Store is probably safe. </text:p>
      <text:p text:style-name="P24">Your second line of defense is to scan incoming files and, at least occasionally, your entire computer. There are many programs which claim to scan for viruses. Some of them are actually programs which introduce malware. </text:p>
      <text:p text:style-name="P24">I use ClamXav with ClamXav Sentry, which automatically scans selected folders for viruses. I ALWAYS auto-scan Downloads and Desktop.</text:p>
      <text:p text:style-name="P27"/>
      <text:p text:style-name="P24"><text:span text:style-name="T7">Search for:</text:span> <text:span text:style-name="T8">antivirus</text:span> (but be careful)</text:p>
      <text:p text:style-name="P27"/>
      <text:p text:style-name="P22">Recommended reading:</text:p>
      <text:p text:style-name="P27"/>
      <text:p text:style-name="P21"><text:span text:style-name="T23">Threats to Macs</text:span><text:span text:style-name="T22"> from </text:span><text:span text:style-name="T24">How to Geek</text:span><text:span text:style-name="T22"> </text:span><text:span text:style-name="T33">(</text:span><text:a xlink:type="simple" xlink:href="http://goo.gl/9VImx5" text:style-name="Internet_20_link" text:visited-style-name="Visited_20_Internet_20_Link"><text:span text:style-name="T33">http://goo.gl/9VImx5</text:span></text:a><text:span text:style-name="T33">)</text:span></text:p>
      <text:p text:style-name="P27"/>
      <text:p text:style-name="P78">Session Four: Protect your data</text:p>
      <text:p text:style-name="P11"/>
      <text:p text:style-name="P42"><text:span text:style-name="T29">Security, passwords, and password managemen</text:span><text:span text:style-name="T20">t</text:span></text:p>
      <text:p text:style-name="P23">Memorize this: NOTHING that you put on the internet is truly private. You can and should take steps to protect against black-hat hackers, thieves, and vandals. Random passwords will help; but, you probably cannot protect against government sponsored organizations, whether our own or foreign. </text:p>
      <text:list xml:id="list2368411457058819119" text:style-name="L7">
        <text:list-item>
          <text:p text:style-name="P64">Consider the balance between the effort to defend and the cost of defense? (Not just money)</text:p>
        </text:list-item>
        <text:list-item>
          <text:p text:style-name="P64">Avoid risky passwords including any which contain ANY word from a dictionary.</text:p>
        </text:list-item>
        <text:list-item>
          <text:p text:style-name="P64">Keep your passwords DRY (Don't Repeat Yourself).</text:p>
        </text:list-item>
        <text:list-item>
          <text:p text:style-name="P64">Change your passwords occasionally</text:p>
        </text:list-item>
        <text:list-item>
          <text:p text:style-name="P64">Learn how to manage passwords from your computer. Reduce your effort by using a good password manager that helps you create good passwords.</text:p>
        </text:list-item>
        <text:list-item>
          <text:p text:style-name="P64">Use virus checking software. Check for malware frequently. Even Macs are vulnerable to malware which can compromise your data or even lock your computer so you cannot use it.</text:p>
        </text:list-item>
      </text:list>
      <text:p text:style-name="P13"/>
      <text:p text:style-name="P20"><text:span text:style-name="T33"><text:tab/>Apple includes a basic malware scanner with OS X. It is called Xprotect. You can read about it on </text:span><text:a xlink:type="simple" xlink:href="http://goo.gl/3je8CS" text:style-name="Internet_20_link" text:visited-style-name="Visited_20_Internet_20_Link"><text:span text:style-name="T33">How to Geek</text:span></text:a><text:span text:style-name="T33">. I don't know how well it works, but it is free with the OS. I also use </text:span><text:a xlink:type="simple" xlink:href="http://www.clamxav.com/" text:style-name="Internet_20_link" text:visited-style-name="Visited_20_Internet_20_Link"><text:span text:style-name="T33">ClamXAV</text:span></text:a><text:span text:style-name="T33"> anti-virus scanner and a few other defenses. Sorry. This text is public. If it is any help, it seems unlikely that black hats with big guns would waste their time with little fish. Unfortunately, some people would rather steal than bend down to pick up a dropped dollar from the sidewalk.</text:span></text:p>
      <text:p text:style-name="P39"/>
      <text:p text:style-name="P43">How to remember passwords</text:p>
      <text:p text:style-name="P27"/>
      <text:p text:style-name="P24">Let's say you follow the guidelines and use a different password for each place you visit. You will shortly find you have dozens, perhaps hundreds, of obscure, non-pronounceable passwords. Remembering them all is not possible, especially if you change them regularly (as you should). How do you solve that problem?</text:p>
      <text:list xml:id="list5551154824923687958" text:style-name="L8">
        <text:list-item>
          <text:p text:style-name="P65">Sticky notes - a disorganized pile of stickies on your wall.</text:p>
        </text:list-item>
        <text:list-item>
          <text:p text:style-name="P65">Paper list - a journal or list of passwords, secret questions, organized by date created</text:p>
        </text:list-item>
        <text:list-item>
          <text:p text:style-name="P65">Encrypted file - a spreadsheet, encrypted, and stored on some computer</text:p>
        </text:list-item>
        <text:list-item>
          <text:p text:style-name="P65">Keychain - Apple software which saves passwords and the program involved</text:p>
        </text:list-item>
        <text:list-item>
          <text:p text:style-name="P65">Password manager (1Password, LastPass, others) - 3<text:span text:style-name="T10">rd</text:span> party software which creates and organizes encrypted passwords and links them with the site where they are used.</text:p>
        </text:list-item>
      </text:list>
      <text:p text:style-name="P27"/>
      <text:p text:style-name="P27"><text:span text:style-name="T29">Search for:</text:span><text:span text:style-name="T20"> </text:span><text:span text:style-name="T21">mac password manager</text:span></text:p>
      <text:p text:style-name="P24"><text:span text:style-name="T7">Recommendation:</text:span> Choose either </text:p>
      <text:list xml:id="list266784313" text:continue-list="list5450562789971465494" text:style-name="RTF_5f_Num_20_4">
        <text:list-item>
          <text:p text:style-name="P76"><text:span text:style-name="T24">LastPass</text:span><text:span text:style-name="T22"> (free) </text:span><text:span text:style-name="T33"><text:s/>(</text:span><text:a xlink:type="simple" xlink:href="https://lastpass.com/%20" text:style-name="Internet_20_link" text:visited-style-name="Visited_20_Internet_20_Link"><text:span text:style-name="T33">https://lastpass.com/ </text:span></text:a><text:span text:style-name="T33">)</text:span></text:p>
        </text:list-item>
        <text:list-item>
          <text:p text:style-name="P76"><text:span text:style-name="T24">1Password</text:span><text:span text:style-name="T22"> ($) </text:span><text:span text:style-name="T33"><text:s/>(</text:span><text:a xlink:type="simple" xlink:href="https://agilebits.com/onepassword" text:style-name="Internet_20_link" text:visited-style-name="Visited_20_Internet_20_Link"><text:span text:style-name="T33">https://agilebits.com/onepassword</text:span></text:a><text:span text:style-name="T33">)</text:span></text:p>
        </text:list-item>
        <text:list-item>
          <text:p text:style-name="P77">Another 3<text:span text:style-name="T10">rd</text:span> party application you can trust</text:p>
        </text:list-item>
      </text:list>
      <text:p text:style-name="P27"/>
      <text:p text:style-name="P24">I use <text:span text:style-name="T9">LastPass</text:span>. Most reviews I have read consider <text:span text:style-name="T9">LastPass</text:span> and <text:span text:style-name="T9">1Password </text:span>to be about equal. LastPass was recently purchased by another company. The new owner is making changes to the user interface. As a result, I am experimenting with <text:span text:style-name="T8">1Password</text:span> as I write this.</text:p>
      <text:p text:style-name="P27"/>
      <text:p text:style-name="P27"/>
      <text:p text:style-name="P78">Session Five: Wrapup</text:p>
      <text:p text:style-name="P19">This session is devoted to catching up on anything you feel you missed. It will include answers to a few questions that have been submitted during the course. It also is an opportunity for people to ask questions and maybe even get some answers. </text:p>
      <text:p text:style-name="P19"/>
      <text:p text:style-name="P19">I hope we will have time for me to ask you about the structure and delivery of the course material. In particular</text:p>
      <text:list xml:id="list4503747707609805663" text:style-name="L9">
        <text:list-item>
          <text:p text:style-name="P61">Are the handouts useful?</text:p>
        </text:list-item>
        <text:list-item>
          <text:p text:style-name="P61">Are PDF files suitable for handouts?</text:p>
        </text:list-item>
        <text:list-item>
          <text:p text:style-name="P61">Would you prefer separate files for each session or all in one file?</text:p>
        </text:list-item>
      </text:list>
      <text:p text:style-name="P19"/>
      <text:p text:style-name="P18">Create PDF files</text:p>
      <text:p text:style-name="P27"/>
      <text:p text:style-name="P27">Most Mac applications will save output to a PDF or will output directly into Preview. Select Print, then click on the button labeled PDF. Choose from the dropdown window to select from a list of options.</text:p>
      <text:p text:style-name="P27">Note: Your drop down menu is likely to have different entries than mine. </text:p>
      <text:p text:style-name="P27"/>
      <text:p text:style-name="P17">Make Screenshots</text:p>
      <text:p text:style-name="P27"/>
      <text:p text:style-name="P33"><text:span text:style-name="T23">How to take a screen shot </text:span><text:span text:style-name="T22">by </text:span><text:a xlink:type="simple" xlink:href="http://tidbits.com/author/Josh%20Centers" text:style-name="Internet_20_link" text:visited-style-name="Visited_20_Internet_20_Link"><text:span text:style-name="T25">Josh Centers</text:span></text:a><text:span text:style-name="T39"> </text:span><text:a xlink:type="simple" xlink:href="http://tidbits.com/issue/1270" text:style-name="Internet_20_link" text:visited-style-name="Visited_20_Internet_20_Link"><text:span text:style-name="T26">TidBITS</text:span></text:a><text:a xlink:type="simple" xlink:href="http://tidbits.com/issue/1270" text:style-name="Internet_20_link" text:visited-style-name="Visited_20_Internet_20_Link"><text:span text:style-name="T25"> 1270</text:span></text:a><text:span text:style-name="T33">, 25 Apr 2015</text:span></text:p>
      <text:p text:style-name="P24">"[K]eyboard shortcut to take a screenshot of a portion of the screen: Command-Shift-4. (There's also Command-Shift-3, which takes a screenshot of your entire screen, a trick that's seldom useful.) Pressing Command-Shift-4 turns your cursor into a crosshair, and dragging out a rectangle takes a screenshot of the selected area. Less well known is the fact that if, instead of dragging out a rectangle, you press the Space bar, your cursor becomes a camera, and placing it over a window, dialog, or dropped-down menu highlights that object. Click the highlighted object and you get a screenshot of just that object, complete with drop shadow."</text:p>
      <text:p text:style-name="P27"><text:span text:style-name="T20">Grab.app will also make screenshots. Grab is included with OS X in </text:span><text:span text:style-name="T29">/Applications/Utilities</text:span><text:span text:style-name="T20">. The </text:span><text:span text:style-name="T29">HELP</text:span><text:span text:style-name="T20"> menu provides useful information.By default, screenshots are saved on your desktop. It is possible to change the save location and other parameters if you prefer. </text:span></text:p>
      <text:p text:style-name="P24">You can open PDF files to view, annotate, and manipulate them with Preview or with 3<text:span text:style-name="T10">rd</text:span> party applications like skim.app. Many programs, including iBooks, can read PDFs, You do NOT need Adobe viewer.</text:p>
      <text:p text:style-name="P27"/>
      <text:p text:style-name="P21"><text:span text:style-name="T27">Search for</text:span><text:span text:style-name="T22">: mac os x screenshot</text:span></text:p>
      <text:p text:style-name="P46">Prevent losses</text:p>
      <text:p text:style-name="P30">Backup your data often</text:p>
      <text:p text:style-name="P27"/>
      <text:p text:style-name="P36">What is a backup?  <text:span text:style-name="T19">A copy of your system disk (bootable or not) <text:s/>or a copy of selected files from your disk. A backup is separate from your original data and, preferably, stored in a remote location <text:s/>from your computer.</text:span></text:p>
      <text:p text:style-name="P36">Why make backups? Eventually hardware fails, including storage devices like disks. Recovery of your data can take hours, days, months, or forever (meaning it is gone for good). This is called <text:span text:style-name="T7">a bad thing</text:span>. </text:p>
      <text:p text:style-name="P36">How often should I back up? This depends on how important the content is to you. It varies from minutes to once a week. Read the article shown below for better definitions.</text:p>
      <text:p text:style-name="P36">Bootable or not and why would you care? Can you restart your computer immediately from the backup or must you wait to replace software and hardware. A bootable backup lets you restart from the backup disk. Non-bootable means you cannot immediately restart.</text:p>
      <text:p text:style-name="P27"/>
      <text:p text:style-name="P27">"Bootable" means that you can restart your computer from the backup. Some backup software produces bootable backs. Some, notably Time Machine, do not create bootable files.</text:p>
      <text:p text:style-name="P27"/>
      <text:p text:style-name="P27"><text:span text:style-name="T7">Search for: </text:span><text:span text:style-name="T9">backup strategy for mac</text:span></text:p>
      <text:p text:style-name="P32"/>
      <text:p text:style-name="P30">Recommended reading:</text:p>
      <text:p text:style-name="P27"/>
      <text:p text:style-name="P31">For more complete coverage of backups, there is a book on the subject by Joe Kissel, published by <text:span text:style-name="T9">TidBits</text:span> for $10. Download the entire book at </text:p>
      <text:p text:style-name="P38"><text:span text:style-name="T41">(</text:span><text:a xlink:type="simple" xlink:href="http://www.takecontrolbooks.com/jot-backing-up" text:style-name="Internet_20_link" text:visited-style-name="Visited_20_Internet_20_Link"><text:span text:style-name="T2">http://www.takecontrolbooks.com/jot-backing-up</text:span></text:a><text:span text:style-name="T41">.</text:span></text:p>
      <text:p text:style-name="P41"/>
      <text:p text:style-name="P21"><text:span text:style-name="T33">Free article </text:span><text:a xlink:type="simple" xlink:href="http://tidbits.com/article/15746" text:style-name="Internet_20_link" text:visited-style-name="Visited_20_Internet_20_Link"><text:span text:style-name="T30">11 Stupid Backup Strategies</text:span></text:a><text:span text:style-name="T33"> </text:span></text:p>
      <text:p text:style-name="P21"><text:span text:style-name="T33">(</text:span><text:a xlink:type="simple" xlink:href="http://tidbits.com/issue/1278" text:style-name="Internet_20_link" text:visited-style-name="Visited_20_Internet_20_Link"><text:span text:style-name="T5">http://tidbits.com/issue/1278</text:span></text:a><text:span text:style-name="T33">)</text:span></text:p>
      <text:p text:style-name="P4"/>
      <text:p text:style-name="P47">My favorite tools</text:p>
      <text:p text:style-name="P27"/>
      <text:p text:style-name="P24">Some of my personal favorites that I use often and which do not come with OS X:</text:p>
      <text:list xml:id="list7574175866179812848" text:style-name="L10">
        <text:list-item>
          <text:p text:style-name="P66">Alfred 2 with Powerpack for launcher and utilities</text:p>
        </text:list-item>
        <text:list-item>
          <text:p text:style-name="P66">TextMate 2 and Apple's TextEdit for text files </text:p>
        </text:list-item>
        <text:list-item>
          <text:p text:style-name="P67">Scrivener for serious writing including this course</text:p>
        </text:list-item>
        <text:list-item>
          <text:p text:style-name="P66">Open Office for spreadsheets and for word processing</text:p>
        </text:list-item>
        <text:list-item>
          <text:p text:style-name="P66">Chrome browser or FireFox (not Safari, never Microsoft Explorer)</text:p>
        </text:list-item>
        <text:list-item>
          <text:p text:style-name="P66">DropBox for off site storage and sharing</text:p>
        </text:list-item>
        <text:list-item>
          <text:p text:style-name="P66">Carbon Copy Cloner for backups</text:p>
        </text:list-item>
        <text:list-item>
          <text:p text:style-name="P66">ClamXav for anti-virus/malware detection</text:p>
        </text:list-item>
      </text:list>
      <text:p text:style-name="P3">… or which come with OS X …</text:p>
      <text:list xml:id="list4499577035118872360" text:style-name="L11">
        <text:list-item>
          <text:p text:style-name="P69">TextEdit for writing messages</text:p>
        </text:list-item>
        <text:list-item>
          <text:p text:style-name="P68">Preview to manipulate PDF and images</text:p>
        </text:list-item>
      </text:list>
      <text:p text:style-name="P27"/>
      <text:p text:style-name="P34">Apps that come with OS X</text:p>
      <text:p text:style-name="P36"/>
      <text:p text:style-name="P24">For a list of the apps that come with Yosemite, go to</text:p>
      <text:p text:style-name="P21"><text:span text:style-name="T22"><text:tab/></text:span><text:a xlink:type="simple" xlink:href="https://goo.gl/bRjGI5" text:style-name="Internet_20_link" text:visited-style-name="Visited_20_Internet_20_Link"><text:span text:style-name="T33">https://goo.gl/bRjGI5</text:span></text:a></text:p>
      <text:p text:style-name="P26"><text:tab/></text:p>
      <text:p text:style-name="P24">For apps that come with El Capitan, go to </text:p>
      <text:p text:style-name="P21"><text:span text:style-name="T28"><text:tab/></text:span><text:a xlink:type="simple" xlink:href="https://goo.gl/4CeXKV" text:style-name="Internet_20_link" text:visited-style-name="Visited_20_Internet_20_Link"><text:span text:style-name="T40">https://goo.gl/4CeXKV</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chin" svg:font-family="Cochin"/>
    <style:font-face style:name="OpenSymbol1" svg:font-family="OpenSymbol"/>
    <style:font-face style:name="OpenSymbol" svg:font-family="OpenSymbol, 'Arial Unicode MS'"/>
    <style:font-face style:name="Courier-Bold" svg:font-family="Courier-Bold" style:font-family-generic="modern"/>
    <style:font-face style:name="Courier-BoldOblique" svg:font-family="Courier-BoldOblique" style:font-family-generic="modern"/>
    <style:font-face style:name="Courier-Oblique" svg:font-family="Courier-Oblique" style:font-family-generic="modern"/>
    <style:font-face style:name="Times New Roman" svg:font-family="'Times New Roman'" style:font-family-generic="roman"/>
    <style:font-face style:name="TimesNewRomanPSMT" svg:font-family="TimesNewRomanPSMT" style:font-family-generic="roman"/>
    <style:font-face style:name="Courier" svg:font-family="Courier, 'Courier New'"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Courier" style:font-size-asian="12pt" style:language-asian="zh" style:country-asian="CN" style:font-name-complex="Courie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fo:font-size="12pt" fo:language="en" fo:country="US" style:font-name-asian="Courier" style:font-size-asian="12pt" style:language-asian="zh" style:country-asian="CN" style:font-name-complex="Courier" fo:hyphenate="false" fo:hyphenation-remain-char-count="2" fo:hyphenation-push-char-count="2"/>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use-window-font-color="true" style:font-name="Arial" fo:font-size="14pt" fo:language="en" fo:country="US" style:font-name-asian="Arial Unicode MS" style:font-size-asian="14pt" style:language-asian="zh" style:country-asian="CN" style:font-name-complex="Arial Unicode MS" fo:hyphenate="false" fo:hyphenation-remain-char-count="2" fo:hyphenation-push-char-count="2"/>
    </style:style>
    <style:style style:name="Text_20_body" style:display-name="Text body" style:family="paragraph" style:parent-style-name="Standard" style:class="text">
      <style:paragraph-properties fo:margin-top="0in" fo:margin-bottom="0.0835in" fo:hyphenation-ladder-count="no-limit"/>
      <style:text-properties style:use-window-font-color="true" style:font-name="Courier" fo:font-size="12pt" fo:language="en" fo:country="US" style:font-name-asian="Courier" style:font-size-asian="12pt" style:language-asian="zh" style:country-asian="CN" style:font-name-complex="Courier"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0835in" fo:margin-bottom="0.0835in" fo:hyphenation-ladder-count="no-limit"/>
      <style:text-properties style:use-window-font-color="true" style:font-name="Times New Roman" fo:language="en" fo:country="US" fo:font-style="italic" style:font-name-asian="Courier" style:language-asian="zh" style:country-asian="CN" style:font-style-asian="italic" style:font-name-complex="Courier"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style:text-properties style:use-window-font-color="true" style:font-name="Times New Roman" fo:font-size="12pt" fo:language="en" fo:country="US" style:font-name-asian="Courier" style:font-size-asian="12pt" style:language-asian="zh" style:country-asian="CN" style:font-name-complex="Courier" fo:hyphenate="false" fo:hyphenation-remain-char-count="2" fo:hyphenation-push-char-count="2"/>
    </style:style>
    <style:style style:name="Table_20_Contents" style:display-name="Table Contents" style:family="paragraph" style:parent-style-name="Standard" style:class="extra">
      <style:paragraph-properties fo:hyphenation-ladder-count="no-limit"/>
      <style:text-properties style:use-window-font-color="true" style:font-name="Courier" fo:font-size="12pt" fo:language="en" fo:country="US" style:font-name-asian="Courier" style:font-size-asian="12pt" style:language-asian="zh" style:country-asian="CN" style:font-name-complex="Courier"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text-properties style:font-name="OpenSymbol" style:font-name-asian="OpenSymbol" style:font-name-complex="OpenSymbol"/>
    </style:style>
    <style:style style:name="RTF_5f_Num_20_4_20_3" style:display-name="RTF_Num 4 3" style:family="text">
      <style:text-properties style:font-name="OpenSymbol" style:font-name-asian="OpenSymbol" style:font-name-complex="OpenSymbol"/>
    </style:style>
    <style:style style:name="RTF_5f_Num_20_4_20_4" style:display-name="RTF_Num 4 4" style:family="text">
      <style:text-properties style:font-name="OpenSymbol" style:font-name-asian="OpenSymbol" style:font-name-complex="OpenSymbol"/>
    </style:style>
    <style:style style:name="RTF_5f_Num_20_4_20_5" style:display-name="RTF_Num 4 5" style:family="text">
      <style:text-properties style:font-name="OpenSymbol" style:font-name-asian="OpenSymbol" style:font-name-complex="OpenSymbol"/>
    </style:style>
    <style:style style:name="RTF_5f_Num_20_4_20_6" style:display-name="RTF_Num 4 6" style:family="text">
      <style:text-properties style:font-name="OpenSymbol" style:font-name-asian="OpenSymbol" style:font-name-complex="OpenSymbol"/>
    </style:style>
    <style:style style:name="RTF_5f_Num_20_4_20_7" style:display-name="RTF_Num 4 7" style:family="text">
      <style:text-properties style:font-name="OpenSymbol" style:font-name-asian="OpenSymbol" style:font-name-complex="OpenSymbol"/>
    </style:style>
    <style:style style:name="RTF_5f_Num_20_4_20_8" style:display-name="RTF_Num 4 8" style:family="text">
      <style:text-properties style:font-name="OpenSymbol" style:font-name-asian="OpenSymbol" style:font-name-complex="OpenSymbol"/>
    </style:style>
    <style:style style:name="RTF_5f_Num_20_4_20_9" style:display-name="RTF_Num 4 9" style:family="text">
      <style:text-properties style:font-name="OpenSymbol" style:font-name-asian="OpenSymbol" style:font-name-complex="OpenSymbol"/>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5in" text:min-label-width="0.25in"/>
      </text:list-level-style-number>
      <text:list-level-style-number text:level="3" text:style-name="RTF_5f_Num_20_2_20_3" style:num-suffix="." style:num-format="1">
        <style:list-level-properties text:space-before="0.75in" text:min-label-width="0.25in"/>
      </text:list-level-style-number>
      <text:list-level-style-number text:level="4" text:style-name="RTF_5f_Num_20_2_20_4" style:num-suffix="." style:num-format="1">
        <style:list-level-properties text:space-before="1in" text:min-label-width="0.25in"/>
      </text:list-level-style-number>
      <text:list-level-style-number text:level="5" text:style-name="RTF_5f_Num_20_2_20_5" style:num-suffix="." style:num-format="1">
        <style:list-level-properties text:space-before="1.25in" text:min-label-width="0.25in"/>
      </text:list-level-style-number>
      <text:list-level-style-number text:level="6" text:style-name="RTF_5f_Num_20_2_20_6" style:num-suffix="." style:num-format="1">
        <style:list-level-properties text:space-before="1.5in" text:min-label-width="0.25in"/>
      </text:list-level-style-number>
      <text:list-level-style-number text:level="7" text:style-name="RTF_5f_Num_20_2_20_7" style:num-suffix="." style:num-format="1">
        <style:list-level-properties text:space-before="1.75in" text:min-label-width="0.25in"/>
      </text:list-level-style-number>
      <text:list-level-style-number text:level="8" text:style-name="RTF_5f_Num_20_2_20_8" style:num-suffix="." style:num-format="1">
        <style:list-level-properties text:space-before="2in" text:min-label-width="0.25in"/>
      </text:list-level-style-number>
      <text:list-level-style-number text:level="9" text:style-name="RTF_5f_Num_20_2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7453in" text:min-label-width="0.25in"/>
      </text:list-level-style-number>
      <text:list-level-style-number text:level="2" text:style-name="RTF_5f_Num_20_3_20_2" style:num-suffix="." style:num-format="1">
        <style:list-level-properties text:space-before="0.9953in" text:min-label-width="0.25in"/>
      </text:list-level-style-number>
      <text:list-level-style-number text:level="3" text:style-name="RTF_5f_Num_20_3_20_3" style:num-suffix="." style:num-format="1">
        <style:list-level-properties text:space-before="1.2453in" text:min-label-width="0.25in"/>
      </text:list-level-style-number>
      <text:list-level-style-number text:level="4" text:style-name="RTF_5f_Num_20_3_20_4" style:num-suffix="." style:num-format="1">
        <style:list-level-properties text:space-before="1.4953in" text:min-label-width="0.25in"/>
      </text:list-level-style-number>
      <text:list-level-style-number text:level="5" text:style-name="RTF_5f_Num_20_3_20_5" style:num-suffix="." style:num-format="1">
        <style:list-level-properties text:space-before="1.7453in" text:min-label-width="0.25in"/>
      </text:list-level-style-number>
      <text:list-level-style-number text:level="6" text:style-name="RTF_5f_Num_20_3_20_6" style:num-suffix="." style:num-format="1">
        <style:list-level-properties text:space-before="1.9953in" text:min-label-width="0.25in"/>
      </text:list-level-style-number>
      <text:list-level-style-number text:level="7" text:style-name="RTF_5f_Num_20_3_20_7" style:num-suffix="." style:num-format="1">
        <style:list-level-properties text:space-before="2.2453in" text:min-label-width="0.25in"/>
      </text:list-level-style-number>
      <text:list-level-style-number text:level="8" text:style-name="RTF_5f_Num_20_3_20_8" style:num-suffix="." style:num-format="1">
        <style:list-level-properties text:space-before="2.4953in" text:min-label-width="0.25in"/>
      </text:list-level-style-number>
      <text:list-level-style-number text:level="9" text:style-name="RTF_5f_Num_20_3_20_9" style:num-suffix="." style:num-format="1">
        <style:list-level-properties text:space-before="2.7453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7453in" text:min-label-width="0.25in"/>
        <style:text-properties style:font-name="OpenSymbol"/>
      </text:list-level-style-bullet>
      <text:list-level-style-bullet text:level="2" text:style-name="RTF_5f_Num_20_4_20_2" style:num-suffix="." text:bullet-char="◦">
        <style:list-level-properties text:space-before="0.9953in" text:min-label-width="0.25in"/>
        <style:text-properties style:font-name="OpenSymbol"/>
      </text:list-level-style-bullet>
      <text:list-level-style-bullet text:level="3" text:style-name="RTF_5f_Num_20_4_20_3" style:num-suffix="." text:bullet-char="▪">
        <style:list-level-properties text:space-before="1.2453in" text:min-label-width="0.25in"/>
        <style:text-properties style:font-name="OpenSymbol"/>
      </text:list-level-style-bullet>
      <text:list-level-style-bullet text:level="4" text:style-name="RTF_5f_Num_20_4_20_4" style:num-suffix="." text:bullet-char="•">
        <style:list-level-properties text:space-before="1.4953in" text:min-label-width="0.25in"/>
        <style:text-properties style:font-name="OpenSymbol"/>
      </text:list-level-style-bullet>
      <text:list-level-style-bullet text:level="5" text:style-name="RTF_5f_Num_20_4_20_5" style:num-suffix="." text:bullet-char="◦">
        <style:list-level-properties text:space-before="1.7453in" text:min-label-width="0.25in"/>
        <style:text-properties style:font-name="OpenSymbol"/>
      </text:list-level-style-bullet>
      <text:list-level-style-bullet text:level="6" text:style-name="RTF_5f_Num_20_4_20_6" style:num-suffix="." text:bullet-char="▪">
        <style:list-level-properties text:space-before="1.9953in" text:min-label-width="0.25in"/>
        <style:text-properties style:font-name="OpenSymbol"/>
      </text:list-level-style-bullet>
      <text:list-level-style-bullet text:level="7" text:style-name="RTF_5f_Num_20_4_20_7" style:num-suffix="." text:bullet-char="•">
        <style:list-level-properties text:space-before="2.2453in" text:min-label-width="0.25in"/>
        <style:text-properties style:font-name="OpenSymbol"/>
      </text:list-level-style-bullet>
      <text:list-level-style-bullet text:level="8" text:style-name="RTF_5f_Num_20_4_20_8" style:num-suffix="." text:bullet-char="◦">
        <style:list-level-properties text:space-before="2.4953in" text:min-label-width="0.25in"/>
        <style:text-properties style:font-name="OpenSymbol"/>
      </text:list-level-style-bullet>
      <text:list-level-style-bullet text:level="9" text:style-name="RTF_5f_Num_20_4_20_9" style:num-suffix="." text:bullet-char="▪">
        <style:list-level-properties text:space-before="2.7453in" text:min-label-width="0.25in"/>
        <style:text-properties style:font-name="OpenSymbol"/>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format="">
        <style:list-level-properties text:min-label-width="0.3in"/>
      </text:list-level-style-number>
      <text:list-level-style-number text:level="2" text:style-name="RTF_5f_Num_20_5_20_2" style:num-format="">
        <style:list-level-properties text:min-label-width="0.4in"/>
      </text:list-level-style-number>
      <text:list-level-style-number text:level="3" text:style-name="RTF_5f_Num_20_5_20_3" style:num-format="">
        <style:list-level-properties text:min-label-width="0.5in"/>
      </text:list-level-style-number>
      <text:list-level-style-number text:level="4" text:style-name="RTF_5f_Num_20_5_20_4" style:num-format="">
        <style:list-level-properties text:min-label-width="0.6in"/>
      </text:list-level-style-number>
      <text:list-level-style-number text:level="5" text:style-name="RTF_5f_Num_20_5_20_5" style:num-format="">
        <style:list-level-properties text:min-label-width="0.7in"/>
      </text:list-level-style-number>
      <text:list-level-style-number text:level="6" text:style-name="RTF_5f_Num_20_5_20_6" style:num-format="">
        <style:list-level-properties text:min-label-width="0.8in"/>
      </text:list-level-style-number>
      <text:list-level-style-number text:level="7" text:style-name="RTF_5f_Num_20_5_20_7" style:num-format="">
        <style:list-level-properties text:min-label-width="0.9in"/>
      </text:list-level-style-number>
      <text:list-level-style-number text:level="8" text:style-name="RTF_5f_Num_20_5_20_8" style:num-format="">
        <style:list-level-properties text:min-label-width="1in"/>
      </text:list-level-style-number>
      <text:list-level-style-number text:level="9" text:style-name="RTF_5f_Num_20_5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rganize Your Mac Computer</dc:title>
    <meta:initial-creator>Lewis Overton</meta:initial-creator>
    <meta:generator>OpenOffice/4.1.2$Unix OpenOffice.org_project/412m3$Build-9782</meta:generator>
    <dc:date>2016-06-26T17:54:56</dc:date>
    <dc:creator>Lewis Overton</dc:creator>
    <meta:editing-duration>P4DT12H14M15S</meta:editing-duration>
    <meta:editing-cycles>37</meta:editing-cycles>
    <meta:document-statistic meta:table-count="1" meta:image-count="0" meta:object-count="0" meta:page-count="13" meta:paragraph-count="159" meta:word-count="2661" meta:character-count="15832"/>
  </office:meta>
</office:document-meta>
</file>